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Nova Rg" svg:font-family="'Proxima Nova Rg', Arial, Helvetica,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top="0.201cm" fo:margin-bottom="0.201cm" style:contextual-spacing="false" fo:text-align="justify" style:justify-single-word="false"/>
      <style:text-properties officeooo:paragraph-rsid="000cf949"/>
    </style:style>
    <style:style style:name="P2" style:family="paragraph" style:parent-style-name="Standard">
      <style:paragraph-properties fo:margin-top="0.201cm" fo:margin-bottom="0.201cm" style:contextual-spacing="false" fo:text-align="justify" style:justify-single-word="false"/>
      <style:text-properties officeooo:paragraph-rsid="0001b4b5"/>
    </style:style>
    <style:style style:name="P3" style:family="paragraph" style:parent-style-name="Standard">
      <style:paragraph-properties fo:margin-top="0.201cm" fo:margin-bottom="0.201cm" style:contextual-spacing="false" fo:text-align="justify" style:justify-single-word="false"/>
      <style:text-properties officeooo:paragraph-rsid="0002f6b3"/>
    </style:style>
    <style:style style:name="P4" style:family="paragraph" style:parent-style-name="Text_20_body">
      <style:paragraph-properties fo:margin-top="0.201cm" fo:margin-bottom="0.201cm" style:contextual-spacing="false" fo:text-align="justify" style:justify-single-word="false"/>
    </style:style>
    <style:style style:name="P5" style:family="paragraph" style:parent-style-name="Text_20_body">
      <style:paragraph-properties fo:margin-top="0.201cm" fo:margin-bottom="0.201cm" style:contextual-spacing="false" fo:text-align="justify" style:justify-single-word="false"/>
      <style:text-properties officeooo:paragraph-rsid="0018b1b4"/>
    </style:style>
    <style:style style:name="P6" style:family="paragraph" style:parent-style-name="Text_20_body">
      <style:paragraph-properties fo:margin-top="0.201cm" fo:margin-bottom="0.201cm" style:contextual-spacing="false" fo:text-align="justify" style:justify-single-word="false"/>
      <style:text-properties officeooo:paragraph-rsid="006bf4c8"/>
    </style:style>
    <style:style style:name="P7" style:family="paragraph" style:parent-style-name="Text_20_body">
      <style:paragraph-properties fo:margin-top="0.201cm" fo:margin-bottom="0.201cm" style:contextual-spacing="false" fo:text-align="justify" style:justify-single-word="false"/>
      <style:text-properties officeooo:paragraph-rsid="0079d096"/>
    </style:style>
    <style:style style:name="P8" style:family="paragraph" style:parent-style-name="Text_20_body">
      <style:paragraph-properties fo:text-align="justify" style:justify-single-word="false"/>
      <style:text-properties officeooo:paragraph-rsid="0079d096"/>
    </style:style>
    <style:style style:name="P9" style:family="paragraph" style:parent-style-name="Text_20_body">
      <style:paragraph-properties fo:margin-top="0.201cm" fo:margin-bottom="0.201cm" style:contextual-spacing="false" fo:text-align="justify" style:justify-single-word="false"/>
      <style:text-properties officeooo:paragraph-rsid="007d09b8"/>
    </style:style>
    <style:style style:name="P10" style:family="paragraph" style:parent-style-name="Text_20_body">
      <style:paragraph-properties fo:margin-top="0.201cm" fo:margin-bottom="0.201cm" style:contextual-spacing="false" fo:text-align="justify" style:justify-single-word="false"/>
      <style:text-properties officeooo:paragraph-rsid="009cfec5"/>
    </style:style>
    <style:style style:name="P11" style:family="paragraph" style:parent-style-name="Standard">
      <style:paragraph-properties fo:text-align="justify" style:justify-single-word="false"/>
      <style:text-properties officeooo:paragraph-rsid="0000346c"/>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4a09af"/>
    </style:style>
    <style:style style:name="P14" style:family="paragraph" style:parent-style-name="Text_20_body">
      <style:paragraph-properties fo:text-align="justify" style:justify-single-word="false"/>
      <style:text-properties officeooo:paragraph-rsid="004a44c5"/>
    </style:style>
    <style:style style:name="P15" style:family="paragraph" style:parent-style-name="Text_20_body">
      <style:paragraph-properties fo:text-align="justify" style:justify-single-word="false"/>
      <style:text-properties officeooo:paragraph-rsid="005a8289"/>
    </style:style>
    <style:style style:name="P16" style:family="paragraph" style:parent-style-name="Text_20_body">
      <style:paragraph-properties fo:text-align="justify" style:justify-single-word="false"/>
      <style:text-properties officeooo:paragraph-rsid="005f3e5a"/>
    </style:style>
    <style:style style:name="P17" style:family="paragraph" style:parent-style-name="Text_20_body">
      <style:paragraph-properties fo:text-align="justify" style:justify-single-word="false"/>
      <style:text-properties officeooo:paragraph-rsid="0059f3b1"/>
    </style:style>
    <style:style style:name="P18" style:family="paragraph" style:parent-style-name="Text_20_body">
      <style:paragraph-properties fo:text-align="justify" style:justify-single-word="false"/>
      <style:text-properties officeooo:paragraph-rsid="007d4e2d"/>
    </style:style>
    <style:style style:name="P19" style:family="paragraph" style:parent-style-name="Text_20_body">
      <style:paragraph-properties fo:text-align="justify" style:justify-single-word="false"/>
      <style:text-properties officeooo:paragraph-rsid="008c14ea"/>
    </style:style>
    <style:style style:name="P20" style:family="paragraph" style:parent-style-name="Text_20_body">
      <style:paragraph-properties fo:text-align="justify" style:justify-single-word="false"/>
      <style:text-properties officeooo:paragraph-rsid="0065d23e"/>
    </style:style>
    <style:style style:name="P21" style:family="paragraph" style:parent-style-name="Text_20_body">
      <style:paragraph-properties fo:text-align="justify" style:justify-single-word="false"/>
      <style:text-properties officeooo:paragraph-rsid="00b81982"/>
    </style:style>
    <style:style style:name="P22" style:family="paragraph" style:parent-style-name="Text_20_body">
      <style:paragraph-properties fo:text-align="justify" style:justify-single-word="false" fo:break-before="page"/>
      <style:text-properties officeooo:paragraph-rsid="00bcd1a7"/>
    </style:style>
    <style:style style:name="P23" style:family="paragraph" style:parent-style-name="Text_20_body">
      <style:paragraph-properties fo:text-align="justify" style:justify-single-word="false"/>
      <style:text-properties officeooo:paragraph-rsid="00c06514"/>
    </style:style>
    <style:style style:name="P24"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paragraph-rsid="0018b1b4" style:font-size-asian="12pt" style:font-size-complex="12pt"/>
    </style:style>
    <style:style style:name="P25"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635eb0" style:font-size-asian="12pt" style:font-size-complex="12pt"/>
    </style:style>
    <style:style style:name="P26"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35b806" style:font-size-asian="12pt" style:font-size-complex="12pt"/>
    </style:style>
    <style:style style:name="P27"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af0f01" style:font-size-asian="12pt" style:font-size-complex="12pt"/>
    </style:style>
    <style:style style:name="P28"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36d15f" style:font-size-asian="12pt" style:font-weight-asian="normal" style:font-size-complex="12pt" style:font-weight-complex="normal"/>
    </style:style>
    <style:style style:name="P29"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38709a" style:font-size-asian="12pt" style:font-weight-asian="normal" style:font-size-complex="12pt" style:font-weight-complex="normal"/>
    </style:style>
    <style:style style:name="P30"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4a44c5" style:font-size-asian="12pt" style:font-weight-asian="normal" style:font-size-complex="12pt" style:font-weight-complex="normal"/>
    </style:style>
    <style:style style:name="P31"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6d15f" officeooo:paragraph-rsid="0065d23e" style:font-size-asian="12pt" style:font-weight-asian="normal" style:font-size-complex="12pt" style:font-weight-complex="normal"/>
    </style:style>
    <style:style style:name="P32"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a09af" officeooo:paragraph-rsid="004a09af" style:font-size-asian="12pt" style:font-weight-asian="normal" style:font-size-complex="12pt" style:font-weight-complex="normal"/>
    </style:style>
    <style:style style:name="P33"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a09af" officeooo:paragraph-rsid="005f3e5a" style:font-size-asian="12pt" style:font-weight-asian="normal" style:font-size-complex="12pt" style:font-weight-complex="normal"/>
    </style:style>
    <style:style style:name="P34"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4e4543" style:font-size-asian="12pt" style:font-weight-asian="normal" style:font-size-complex="12pt" style:font-weight-complex="normal"/>
    </style:style>
    <style:style style:name="P35"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65d23e" style:font-size-asian="12pt" style:font-weight-asian="normal" style:font-size-complex="12pt" style:font-weight-complex="normal"/>
    </style:style>
    <style:style style:name="P36"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d35f1" officeooo:paragraph-rsid="0065d23e" style:font-size-asian="12pt" style:font-weight-asian="normal" style:font-size-complex="12pt" style:font-weight-complex="normal"/>
    </style:style>
    <style:style style:name="P37" style:family="paragraph" style:parent-style-name="Text_20_body">
      <style:paragraph-properties fo:margin-top="0.201cm" fo:margin-bottom="0.201cm" style:contextual-spacing="false" fo:text-align="justify" style:justify-single-word="false" fo:break-before="page"/>
      <style:text-properties fo:font-variant="normal" fo:text-transform="none" fo:color="#000000" loext:opacity="100%" style:font-name="Liberation Serif" fo:font-size="12pt" fo:letter-spacing="normal" fo:font-style="normal" fo:font-weight="normal" officeooo:rsid="0011f417" officeooo:paragraph-rsid="0035b806" style:font-size-asian="10.5pt" style:font-weight-asian="normal" style:font-size-complex="12pt" style:font-weight-complex="normal"/>
    </style:style>
    <style:style style:name="P38" style:family="paragraph" style:parent-style-name="Standard">
      <style:paragraph-properties fo:margin-top="0.201cm" fo:margin-bottom="0.201cm" style:contextual-spacing="false" fo:line-height="115%" fo:text-align="justify" style:justify-single-word="false"/>
      <style:text-properties fo:font-variant="normal" fo:text-transform="none" fo:color="#000000" loext:opacity="100%" style:font-name="Liberation Serif" fo:font-size="12pt" fo:letter-spacing="normal" fo:font-style="normal" fo:font-weight="normal" officeooo:rsid="001dc307" officeooo:paragraph-rsid="006e0e4c" style:font-size-asian="10.5pt" style:font-weight-asian="normal" style:font-size-complex="12pt" style:font-weight-complex="normal"/>
    </style:style>
    <style:style style:name="P39" style:family="paragraph" style:parent-style-name="Text_20_body">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4a44c5" officeooo:paragraph-rsid="008c14ea" style:font-size-asian="10.5pt" style:font-weight-asian="normal" style:font-size-complex="12pt" style:font-weight-complex="normal"/>
    </style:style>
    <style:style style:name="P40"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bold" officeooo:rsid="0036d15f" officeooo:paragraph-rsid="0036d15f" style:font-size-asian="12pt" style:font-weight-asian="bold" style:font-size-complex="12pt" style:font-weight-complex="bold"/>
    </style:style>
    <style:style style:name="P41"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fo:font-variant="normal" fo:text-transform="none" fo:color="#000000" loext:opacity="100%" style:font-name="Liberation Serif" fo:font-size="12pt" fo:letter-spacing="normal" fo:language="pt" fo:country="BR" fo:font-style="normal" fo:font-weight="normal" officeooo:rsid="001dc307" officeooo:paragraph-rsid="006e0e4c" style:font-size-asian="10.5pt" style:font-weight-asian="normal" style:font-size-complex="12pt" style:font-weight-complex="normal" loext:padding="0cm" loext:border="none"/>
    </style:style>
    <style:style style:name="P42"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4a44c5" style:font-size-asian="16pt" style:font-weight-asian="normal" style:font-size-complex="16pt" style:font-weight-complex="normal"/>
    </style:style>
    <style:style style:name="P43"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4a44c5" style:font-size-asian="16pt" style:font-weight-asian="normal" style:font-size-complex="16pt" style:font-weight-complex="normal"/>
    </style:style>
    <style:style style:name="P44"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5f3e5a" style:font-size-asian="16pt" style:font-weight-asian="normal" style:font-size-complex="16pt" style:font-weight-complex="normal"/>
    </style:style>
    <style:style style:name="P45"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5f3e5a" style:font-size-asian="16pt" style:font-weight-asian="normal" style:font-size-complex="16pt" style:font-weight-complex="normal"/>
    </style:style>
    <style:style style:name="P46"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65d23e" style:font-size-asian="16pt" style:font-weight-asian="normal" style:font-size-complex="16pt" style:font-weight-complex="normal"/>
    </style:style>
    <style:style style:name="P47" style:family="paragraph" style:parent-style-name="Text_20_body">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4a44c5" officeooo:paragraph-rsid="0065d23e" style:font-size-asian="16pt" style:font-weight-asian="normal" style:font-size-complex="16pt" style:font-weight-complex="normal"/>
    </style:style>
    <style:style style:name="P48" style:family="paragraph" style:parent-style-name="Text_20_body">
      <style:paragraph-properties fo:margin-top="0.201cm" fo:margin-bottom="0.201cm" style:contextual-spacing="false" fo:text-align="justify" style:justify-single-word="false"/>
      <style:text-properties officeooo:rsid="006de298" officeooo:paragraph-rsid="006e0e4c"/>
    </style:style>
    <style:style style:name="P49" style:family="paragraph" style:parent-style-name="Text_20_body">
      <style:paragraph-properties fo:margin-top="0.201cm" fo:margin-bottom="0.201cm" style:contextual-spacing="false" fo:line-height="115%" fo:text-align="justify" style:justify-single-word="false"/>
      <style:text-properties officeooo:rsid="006de298" officeooo:paragraph-rsid="006e0e4c"/>
    </style:style>
    <style:style style:name="P50"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2pt" fo:font-weight="normal" officeooo:rsid="000c3b20" officeooo:paragraph-rsid="006e0e4c" style:font-size-asian="10.5pt" style:font-weight-asian="normal" style:font-size-complex="12pt" style:font-weight-complex="normal"/>
    </style:style>
    <style:style style:name="P51" style:family="paragraph" style:parent-style-name="Standard">
      <style:paragraph-properties fo:margin-top="0.201cm" fo:margin-bottom="0.201cm" style:contextual-spacing="false" fo:line-height="115%" fo:text-align="justify" style:justify-single-word="false"/>
      <style:text-properties fo:font-size="12pt" fo:font-weight="normal" officeooo:rsid="002199dc" officeooo:paragraph-rsid="006e0e4c" style:font-size-asian="10.5pt" style:font-weight-asian="normal" style:font-size-complex="12pt" style:font-weight-complex="normal"/>
    </style:style>
    <style:style style:name="P52" style:family="paragraph" style:parent-style-name="Standard">
      <style:paragraph-properties fo:margin-top="0.201cm" fo:margin-bottom="0.201cm" style:contextual-spacing="false" fo:line-height="115%" fo:text-align="justify" style:justify-single-word="false"/>
      <style:text-properties fo:font-size="12pt" fo:font-weight="normal" officeooo:rsid="00127613" officeooo:paragraph-rsid="006e0e4c" style:font-size-asian="10.5pt" style:font-weight-asian="normal" style:font-size-complex="12pt" style:font-weight-complex="normal"/>
    </style:style>
    <style:style style:name="P53" style:family="paragraph" style:parent-style-name="Standard">
      <style:paragraph-properties fo:margin-top="0.201cm" fo:margin-bottom="0.201cm" style:contextual-spacing="false" fo:line-height="115%" fo:text-align="justify" style:justify-single-word="false"/>
      <style:text-properties fo:font-size="12pt" fo:font-weight="normal" officeooo:rsid="0016b17d" officeooo:paragraph-rsid="006e0e4c" style:font-size-asian="10.5pt" style:font-weight-asian="normal" style:font-size-complex="12pt" style:font-weight-complex="normal"/>
    </style:style>
    <style:style style:name="P54" style:family="paragraph" style:parent-style-name="Standard">
      <style:paragraph-properties fo:margin-top="0.201cm" fo:margin-bottom="0.201cm" style:contextual-spacing="false" fo:line-height="115%" fo:text-align="justify" style:justify-single-word="false"/>
      <style:text-properties fo:font-size="12pt" fo:font-weight="normal" officeooo:rsid="00201537" officeooo:paragraph-rsid="006e0e4c" style:font-size-asian="10.5pt" style:font-weight-asian="normal" style:font-size-complex="12pt" style:font-weight-complex="normal"/>
    </style:style>
    <style:style style:name="P55" style:family="paragraph" style:parent-style-name="Standard">
      <style:paragraph-properties fo:margin-top="0.201cm" fo:margin-bottom="0.201cm" style:contextual-spacing="false" fo:line-height="115%" fo:text-align="justify" style:justify-single-word="false"/>
      <style:text-properties fo:font-size="12pt" fo:font-weight="normal" officeooo:rsid="001a4d4d" officeooo:paragraph-rsid="006e0e4c" style:font-size-asian="10.5pt" style:font-weight-asian="normal" style:font-size-complex="12pt" style:font-weight-complex="normal"/>
    </style:style>
    <style:style style:name="P56" style:family="paragraph" style:parent-style-name="Standard">
      <style:paragraph-properties fo:margin-top="0.201cm" fo:margin-bottom="0.201cm" style:contextual-spacing="false" fo:line-height="115%" fo:text-align="justify" style:justify-single-word="false"/>
      <style:text-properties fo:font-size="12pt" fo:font-weight="normal" officeooo:rsid="001938a4" officeooo:paragraph-rsid="006e0e4c" style:font-size-asian="10.5pt" style:font-weight-asian="normal" style:font-size-complex="12pt" style:font-weight-complex="normal"/>
    </style:style>
    <style:style style:name="P57" style:family="paragraph" style:parent-style-name="Text_20_body">
      <style:paragraph-properties fo:text-align="justify" style:justify-single-word="false"/>
      <style:text-properties fo:font-size="12pt" fo:font-weight="normal" officeooo:rsid="005a8289" officeooo:paragraph-rsid="005f3e5a" style:font-size-asian="10.5pt" style:font-weight-asian="normal" style:font-size-complex="12pt" style:font-weight-complex="normal"/>
    </style:style>
    <style:style style:name="P58" style:family="paragraph" style:parent-style-name="Text_20_body">
      <style:paragraph-properties fo:text-align="justify" style:justify-single-word="false" fo:break-before="page"/>
      <style:text-properties fo:font-size="12pt" fo:font-weight="bold" officeooo:rsid="00541567" officeooo:paragraph-rsid="0065d23e" style:font-size-asian="10.5pt" style:font-weight-asian="bold" style:font-size-complex="12pt" style:font-weight-complex="bold"/>
    </style:style>
    <style:style style:name="P59"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font-size="12pt" fo:language="pt" fo:country="BR" fo:font-weight="normal" officeooo:rsid="002134ce" officeooo:paragraph-rsid="006e0e4c" style:font-size-asian="12pt" style:font-weight-asian="normal" style:font-size-complex="12pt" style:font-weight-complex="normal" loext:padding="0cm" loext:border="none"/>
    </style:style>
    <style:style style:name="P60"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font-size="12pt" fo:language="pt" fo:country="BR" fo:font-weight="normal" officeooo:rsid="002ef4b4" officeooo:paragraph-rsid="006e0e4c" style:font-size-asian="12pt" style:font-weight-asian="normal" style:font-size-complex="12pt" style:font-weight-complex="normal" loext:padding="0cm" loext:border="none"/>
    </style:style>
    <style:style style:name="P61"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6pt" fo:font-weight="bold" officeooo:rsid="00103fe5" officeooo:paragraph-rsid="006e0e4c" style:font-size-asian="16pt" style:font-weight-asian="bold" style:font-size-complex="16pt" style:font-weight-complex="bold"/>
    </style:style>
    <style:style style:name="P62" style:family="paragraph" style:parent-style-name="normal">
      <style:paragraph-properties fo:margin-left="0cm" fo:margin-right="0cm" fo:margin-top="0.201cm" fo:margin-bottom="0.201cm" style:contextual-spacing="false" fo:line-height="115%" fo:text-align="justify" style:justify-single-word="false" fo:text-indent="0cm" style:auto-text-indent="false"/>
      <style:text-properties fo:font-size="16pt" fo:font-weight="bold" officeooo:rsid="00113b58" officeooo:paragraph-rsid="006e0e4c" style:font-size-asian="16pt" style:font-weight-asian="bold" style:font-size-complex="16pt" style:font-weight-complex="bold"/>
    </style:style>
    <style:style style:name="P63" style:family="paragraph" style:parent-style-name="Standard">
      <style:paragraph-properties fo:margin-top="0.201cm" fo:margin-bottom="0.201cm" style:contextual-spacing="false" fo:text-align="justify" style:justify-single-word="false"/>
      <style:text-properties fo:font-size="16pt" fo:font-weight="bold" officeooo:paragraph-rsid="0000346c" style:font-size-asian="16pt" style:font-weight-asian="bold" style:font-size-complex="16pt" style:font-weight-complex="bold"/>
    </style:style>
    <style:style style:name="P64" style:family="paragraph" style:parent-style-name="Text_20_body">
      <style:paragraph-properties fo:text-align="justify" style:justify-single-word="false"/>
      <style:text-properties fo:font-size="16pt" officeooo:rsid="004a44c5" officeooo:paragraph-rsid="004a44c5" style:font-size-asian="16pt" style:font-size-complex="16pt"/>
    </style:style>
    <style:style style:name="P65" style:family="paragraph" style:parent-style-name="Text_20_body">
      <style:paragraph-properties fo:text-align="justify" style:justify-single-word="false"/>
      <style:text-properties fo:font-size="16pt" officeooo:rsid="004a44c5" officeooo:paragraph-rsid="005f3e5a" style:font-size-asian="16pt" style:font-size-complex="16pt"/>
    </style:style>
    <style:style style:name="P66" style:family="paragraph" style:parent-style-name="Text_20_body">
      <style:paragraph-properties fo:text-align="justify" style:justify-single-word="false"/>
      <style:text-properties fo:font-size="16pt" officeooo:rsid="004a44c5" officeooo:paragraph-rsid="0065d23e" style:font-size-asian="16pt" style:font-size-complex="16pt"/>
    </style:style>
    <style:style style:name="P67" style:family="paragraph" style:parent-style-name="Text_20_body">
      <style:paragraph-properties fo:text-align="justify" style:justify-single-word="false"/>
      <style:text-properties fo:font-size="16pt" officeooo:paragraph-rsid="004a44c5" style:font-size-asian="16pt" style:font-size-complex="16pt"/>
    </style:style>
    <style:style style:name="P68" style:family="paragraph" style:parent-style-name="Text_20_body">
      <style:paragraph-properties fo:text-align="justify" style:justify-single-word="false"/>
      <style:text-properties fo:font-size="16pt" officeooo:paragraph-rsid="005f3e5a" style:font-size-asian="16pt" style:font-size-complex="16pt"/>
    </style:style>
    <style:style style:name="P69" style:family="paragraph" style:parent-style-name="Text_20_body">
      <style:paragraph-properties fo:text-align="justify" style:justify-single-word="false"/>
      <style:text-properties fo:font-size="16pt" officeooo:paragraph-rsid="0065d23e" style:font-size-asian="16pt" style:font-size-complex="16pt"/>
    </style:style>
    <style:style style:name="P70" style:family="paragraph" style:parent-style-name="Text_20_body">
      <style:paragraph-properties fo:text-align="justify" style:justify-single-word="false"/>
      <style:text-properties fo:font-size="16pt" fo:font-weight="normal" officeooo:rsid="005a8289" officeooo:paragraph-rsid="005a8289" style:font-size-asian="16pt" style:font-weight-asian="normal" style:font-size-complex="16pt" style:font-weight-complex="normal"/>
    </style:style>
    <style:style style:name="P71" style:family="paragraph" style:parent-style-name="Text_20_body">
      <style:paragraph-properties fo:text-align="justify" style:justify-single-word="false"/>
      <style:text-properties fo:font-size="16pt" fo:font-weight="normal" officeooo:rsid="005a8289" officeooo:paragraph-rsid="005f3e5a" style:font-size-asian="16pt" style:font-weight-asian="normal" style:font-size-complex="16pt" style:font-weight-complex="normal"/>
    </style:style>
    <style:style style:name="P72" style:family="paragraph" style:parent-style-name="Text_20_body">
      <style:paragraph-properties fo:text-align="justify" style:justify-single-word="false"/>
      <style:text-properties fo:font-size="16pt" fo:font-weight="normal" officeooo:rsid="005a8289" officeooo:paragraph-rsid="0065d23e" style:font-size-asian="16pt" style:font-weight-asian="normal" style:font-size-complex="16pt" style:font-weight-complex="normal"/>
    </style:style>
    <style:style style:name="P73" style:family="paragraph" style:parent-style-name="Standard">
      <style:paragraph-properties fo:text-align="justify" style:justify-single-word="false"/>
      <style:text-properties officeooo:rsid="0096725c" officeooo:paragraph-rsid="0096725c"/>
    </style:style>
    <style:style style:name="P74" style:family="paragraph" style:parent-style-name="Standard">
      <style:paragraph-properties fo:margin-top="0.201cm" fo:margin-bottom="0.201cm" style:contextual-spacing="false" fo:text-align="justify" style:justify-single-word="false"/>
      <style:text-properties fo:font-weight="bold" officeooo:paragraph-rsid="001ba836" style:font-weight-asian="bold" style:font-weight-complex="bold"/>
    </style:style>
    <style:style style:name="P75" style:family="paragraph" style:parent-style-name="Text_20_body">
      <style:paragraph-properties fo:text-align="justify" style:justify-single-word="false"/>
      <style:text-properties fo:font-weight="bold" officeooo:rsid="005d79d7" officeooo:paragraph-rsid="005d79d7" style:font-weight-asian="bold" style:font-weight-complex="bold"/>
    </style:style>
    <style:style style:name="P76" style:family="paragraph" style:parent-style-name="Text_20_body">
      <style:paragraph-properties fo:text-align="justify" style:justify-single-word="false"/>
      <style:text-properties fo:font-weight="bold" officeooo:rsid="005d79d7" officeooo:paragraph-rsid="005f3e5a" style:font-weight-asian="bold" style:font-weight-complex="bold"/>
    </style:style>
    <style:style style:name="P77" style:family="paragraph" style:parent-style-name="Text_20_body">
      <style:paragraph-properties fo:text-align="justify" style:justify-single-word="false"/>
      <style:text-properties fo:font-weight="bold" officeooo:rsid="005d79d7" officeooo:paragraph-rsid="0065d23e" style:font-weight-asian="bold" style:font-weight-complex="bold"/>
    </style:style>
    <style:style style:name="P78" style:family="paragraph" style:parent-style-name="Standard">
      <style:paragraph-properties fo:margin-top="0.201cm" fo:margin-bottom="0.201cm" style:contextual-spacing="false" fo:line-height="115%" fo:text-align="justify" style:justify-single-word="false"/>
      <style:text-properties officeooo:paragraph-rsid="006e0e4c"/>
    </style:style>
    <style:style style:name="P79"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officeooo:paragraph-rsid="006e0e4c"/>
    </style:style>
    <style:style style:name="P80"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officeooo:paragraph-rsid="006e0e4c"/>
    </style:style>
    <style:style style:name="P81" style:family="paragraph" style:parent-style-name="Standard">
      <style:paragraph-properties fo:margin-top="0.201cm" fo:margin-bottom="0.201cm" style:contextual-spacing="false" fo:line-height="115%" fo:text-align="justify" style:justify-single-word="false"/>
      <style:text-properties officeooo:rsid="002199dc" officeooo:paragraph-rsid="006e0e4c"/>
    </style:style>
    <style:style style:name="P82" style:family="paragraph" style:parent-style-name="Text_20_body">
      <style:paragraph-properties fo:text-align="justify" style:justify-single-word="false"/>
      <style:text-properties fo:color="#000000" loext:opacity="100%" style:font-name="Liberation Serif" fo:font-size="12pt" officeooo:paragraph-rsid="007b3ae0" style:font-size-asian="12pt" style:font-size-complex="12pt"/>
    </style:style>
    <style:style style:name="P83" style:family="paragraph" style:parent-style-name="Text_20_body">
      <style:paragraph-properties fo:text-align="justify" style:justify-single-word="false"/>
      <style:text-properties fo:color="#000000" loext:opacity="100%" style:font-name="Liberation Serif" fo:font-size="12pt" officeooo:paragraph-rsid="005f3e5a" style:font-size-asian="12pt" style:font-size-complex="12pt"/>
    </style:style>
    <style:style style:name="P84" style:family="paragraph" style:parent-style-name="Text_20_body">
      <style:paragraph-properties fo:text-align="justify" style:justify-single-word="false"/>
      <style:text-properties fo:color="#000000" loext:opacity="100%" style:font-name="Liberation Serif" fo:font-size="12pt" officeooo:paragraph-rsid="007c4b10" style:font-size-asian="12pt" style:font-size-complex="12pt"/>
    </style:style>
    <style:style style:name="P85" style:family="paragraph" style:parent-style-name="Text_20_body">
      <style:paragraph-properties fo:text-align="justify" style:justify-single-word="false"/>
      <style:text-properties officeooo:rsid="00b73163" officeooo:paragraph-rsid="00b73163"/>
    </style:style>
    <style:style style:name="P86" style:family="paragraph" style:parent-style-name="Text_20_body">
      <style:paragraph-properties fo:text-align="justify" style:justify-single-word="false"/>
      <style:text-properties style:font-name="Liberation Serif" fo:font-size="16pt" fo:font-weight="bold" officeooo:paragraph-rsid="006470fe" style:font-size-asian="16pt" style:font-weight-asian="bold" style:font-size-complex="16pt" style:font-weight-complex="bold"/>
    </style:style>
    <style:style style:name="P87"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fo:padding="0cm" fo:border="none"/>
      <style:text-properties fo:language="pt" fo:country="BR" officeooo:paragraph-rsid="006e0e4c" loext:padding="0cm" loext:border="none"/>
    </style:style>
    <style:style style:name="P88" style:family="paragraph" style:parent-style-name="Text_20_body">
      <style:paragraph-properties fo:margin-left="0cm" fo:margin-right="0cm" fo:margin-top="0.201cm" fo:margin-bottom="0.201cm" style:contextual-spacing="false" fo:line-height="115%" fo:text-align="justify" style:justify-single-word="false" fo:text-indent="0cm" style:auto-text-indent="false"/>
      <style:text-properties fo:language="pt" fo:country="BR" officeooo:rsid="000b4f26" officeooo:paragraph-rsid="006e0e4c" loext:padding="0cm" loext:border="none"/>
    </style:style>
    <style:style style:name="P89" style:family="paragraph" style:parent-style-name="Standard">
      <style:paragraph-properties fo:text-align="center" style:justify-single-word="false"/>
      <style:text-properties fo:font-size="14pt" officeooo:paragraph-rsid="0000346c" style:font-size-asian="14pt" style:font-size-complex="14pt"/>
    </style:style>
    <style:style style:name="P90" style:family="paragraph" style:parent-style-name="Standard">
      <style:paragraph-properties fo:text-align="center" style:justify-single-word="false"/>
      <style:text-properties fo:font-size="20pt" fo:font-weight="bold" officeooo:paragraph-rsid="0000346c" style:font-size-asian="20pt" style:font-weight-asian="bold" style:font-size-complex="20pt" style:font-weight-complex="bold"/>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1">
      <style:paragraph-properties fo:text-align="justify" style:justify-single-word="false"/>
      <style:text-properties officeooo:paragraph-rsid="003f6ee7"/>
    </style:style>
    <style:style style:name="P93" style:family="paragraph" style:parent-style-name="Text_20_body" style:list-style-name="L2">
      <style:paragraph-properties fo:text-align="justify" style:justify-single-word="false"/>
    </style:style>
    <style:style style:name="P94" style:family="paragraph" style:parent-style-name="Text_20_body" style:list-style-name="L5">
      <style:paragraph-properties fo:text-align="justify" style:justify-single-word="false"/>
      <style:text-properties officeooo:paragraph-rsid="005bf045"/>
    </style:style>
    <style:style style:name="P95" style:family="paragraph" style:parent-style-name="Text_20_body" style:list-style-name="L5">
      <style:paragraph-properties fo:text-align="justify" style:justify-single-word="false"/>
      <style:text-properties officeooo:paragraph-rsid="005f3e5a"/>
    </style:style>
    <style:style style:name="P96" style:family="paragraph" style:parent-style-name="Text_20_body" style:list-style-name="L5">
      <style:paragraph-properties fo:text-align="justify" style:justify-single-word="false"/>
      <style:text-properties officeooo:paragraph-rsid="00813ab9"/>
    </style:style>
    <style:style style:name="P97" style:family="paragraph" style:parent-style-name="Text_20_body" style:list-style-name="L5">
      <style:paragraph-properties fo:text-align="justify" style:justify-single-word="false"/>
      <style:text-properties officeooo:paragraph-rsid="0061c2f3"/>
    </style:style>
    <style:style style:name="P98" style:family="paragraph" style:parent-style-name="Text_20_body" style:list-style-name="L5">
      <style:paragraph-properties fo:text-align="justify" style:justify-single-word="false"/>
      <style:text-properties officeooo:paragraph-rsid="005ff8f4"/>
    </style:style>
    <style:style style:name="P99" style:family="paragraph" style:parent-style-name="Text_20_body" style:list-style-name="L5">
      <style:paragraph-properties fo:text-align="justify" style:justify-single-word="false"/>
      <style:text-properties officeooo:paragraph-rsid="00bab11a"/>
    </style:style>
    <style:style style:name="P100" style:family="paragraph" style:parent-style-name="Text_20_body" style:list-style-name="L6">
      <style:paragraph-properties fo:text-align="justify" style:justify-single-word="false"/>
    </style:style>
    <style:style style:name="P101" style:family="paragraph" style:parent-style-name="Text_20_body" style:list-style-name="L7">
      <style:paragraph-properties fo:text-align="justify" style:justify-single-word="false"/>
    </style:style>
    <style:style style:name="P102" style:family="paragraph" style:parent-style-name="Text_20_body" style:list-style-name="L8">
      <style:paragraph-properties fo:text-align="justify" style:justify-single-word="false"/>
    </style:style>
    <style:style style:name="P103" style:family="paragraph" style:parent-style-name="Text_20_body" style:list-style-name="L8">
      <style:paragraph-properties fo:text-align="justify" style:justify-single-word="false"/>
      <style:text-properties officeooo:paragraph-rsid="005d79d7"/>
    </style:style>
    <style:style style:name="P104" style:family="paragraph" style:parent-style-name="Text_20_body" style:list-style-name="L9">
      <style:paragraph-properties fo:text-align="justify" style:justify-single-word="false"/>
    </style:style>
    <style:style style:name="P105" style:family="paragraph" style:parent-style-name="Text_20_body" style:list-style-name="L10">
      <style:paragraph-properties fo:text-align="justify" style:justify-single-word="false"/>
      <style:text-properties officeooo:paragraph-rsid="005dbe31"/>
    </style:style>
    <style:style style:name="P106" style:family="paragraph" style:parent-style-name="Text_20_body" style:list-style-name="L11">
      <style:paragraph-properties fo:text-align="justify" style:justify-single-word="false"/>
      <style:text-properties officeooo:paragraph-rsid="00813ab9"/>
    </style:style>
    <style:style style:name="P107" style:family="paragraph" style:parent-style-name="Text_20_body" style:list-style-name="L12">
      <style:paragraph-properties fo:text-align="justify" style:justify-single-word="false"/>
      <style:text-properties officeooo:paragraph-rsid="00813ab9"/>
    </style:style>
    <style:style style:name="P108" style:family="paragraph" style:parent-style-name="Text_20_body" style:list-style-name="L13">
      <style:paragraph-properties fo:text-align="justify" style:justify-single-word="false"/>
    </style:style>
    <style:style style:name="P109" style:family="paragraph" style:parent-style-name="Text_20_body" style:list-style-name="L14">
      <style:paragraph-properties fo:text-align="justify" style:justify-single-word="false"/>
      <style:text-properties officeooo:paragraph-rsid="005f3e5a"/>
    </style:style>
    <style:style style:name="P110" style:family="paragraph" style:parent-style-name="Text_20_body" style:list-style-name="L14">
      <style:paragraph-properties fo:text-align="justify" style:justify-single-word="false"/>
      <style:text-properties officeooo:paragraph-rsid="00873f42"/>
    </style:style>
    <style:style style:name="P111" style:family="paragraph" style:parent-style-name="Text_20_body" style:list-style-name="L15">
      <style:paragraph-properties fo:text-align="justify" style:justify-single-word="false"/>
    </style:style>
    <style:style style:name="P112" style:family="paragraph" style:parent-style-name="Text_20_body" style:list-style-name="L17">
      <style:paragraph-properties fo:text-align="justify" style:justify-single-word="false"/>
      <style:text-properties officeooo:paragraph-rsid="008a04b4"/>
    </style:style>
    <style:style style:name="P113" style:family="paragraph" style:parent-style-name="Text_20_body" style:list-style-name="L21">
      <style:paragraph-properties fo:text-align="justify" style:justify-single-word="false"/>
      <style:text-properties officeooo:paragraph-rsid="0065d23e"/>
    </style:style>
    <style:style style:name="P114" style:family="paragraph" style:parent-style-name="Text_20_body" style:list-style-name="L3">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af0f01" style:font-size-asian="12pt" style:font-size-complex="12pt"/>
    </style:style>
    <style:style style:name="P115" style:family="paragraph" style:parent-style-name="Text_20_body" style:list-style-name="L4">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925dcd" style:font-size-asian="12pt" style:font-size-complex="12pt"/>
    </style:style>
    <style:style style:name="P116" style:family="paragraph" style:parent-style-name="Text_20_body" style:list-style-name="L4">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35b806" officeooo:paragraph-rsid="00942910" style:font-size-asian="12pt" style:font-size-complex="12pt"/>
    </style:style>
    <style:style style:name="P117" style:family="paragraph" style:parent-style-name="Text_20_body" style:list-style-name="L3">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91319b" officeooo:paragraph-rsid="00af0f01" style:font-size-asian="12pt" style:font-size-complex="12pt"/>
    </style:style>
    <style:style style:name="P118" style:family="paragraph" style:parent-style-name="Text_20_body" style:list-style-name="L14">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5f3e5a" style:font-size-asian="12pt" style:font-size-complex="12pt"/>
    </style:style>
    <style:style style:name="P119" style:family="paragraph" style:parent-style-name="Text_20_body">
      <style:paragraph-properties fo:margin-top="0.201cm" fo:margin-bottom="0.2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4e4543" officeooo:paragraph-rsid="00c8e5e0" style:font-size-asian="12pt" style:font-weight-asian="normal" style:font-size-complex="12pt" style:font-weight-complex="normal"/>
    </style:style>
    <style:style style:name="P120" style:family="paragraph" style:parent-style-name="Text_20_body" style:list-style-name="L20">
      <style:paragraph-properties fo:text-align="justify" style:justify-single-word="false"/>
      <style:text-properties fo:font-variant="normal" fo:text-transform="none" fo:color="#000000" loext:opacity="100%" style:font-name="Liberation Serif" fo:font-size="12pt" fo:letter-spacing="normal" fo:font-style="normal" fo:font-weight="normal" officeooo:paragraph-rsid="0065d23e"/>
    </style:style>
    <style:style style:name="P121" style:family="paragraph" style:parent-style-name="Text_20_body" style:list-style-name="L23">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5a8289" officeooo:paragraph-rsid="00bcd1a7" style:font-size-asian="10.5pt" style:font-weight-asian="normal" style:font-size-complex="12pt" style:font-weight-complex="normal"/>
    </style:style>
    <style:style style:name="P122" style:family="paragraph" style:parent-style-name="Text_20_body" style:list-style-name="L5">
      <style:paragraph-properties fo:text-align="justify" style:justify-single-word="false"/>
      <style:text-properties fo:font-size="12pt" fo:font-weight="normal" officeooo:rsid="005a8289" officeooo:paragraph-rsid="005a8289" style:font-size-asian="10.5pt" style:font-weight-asian="normal" style:font-size-complex="12pt" style:font-weight-complex="normal"/>
    </style:style>
    <style:style style:name="P123" style:family="paragraph" style:parent-style-name="Text_20_body" style:list-style-name="L5">
      <style:paragraph-properties fo:text-align="justify" style:justify-single-word="false"/>
      <style:text-properties fo:font-size="12pt" fo:font-weight="normal" officeooo:rsid="005a8289" officeooo:paragraph-rsid="005f3e5a" style:font-size-asian="10.5pt" style:font-weight-asian="normal" style:font-size-complex="12pt" style:font-weight-complex="normal"/>
    </style:style>
    <style:style style:name="P124" style:family="paragraph" style:parent-style-name="Text_20_body" style:list-style-name="L5">
      <style:paragraph-properties fo:text-align="justify" style:justify-single-word="false"/>
      <style:text-properties fo:font-size="12pt" fo:font-weight="normal" officeooo:rsid="005a8289" officeooo:paragraph-rsid="00ba9bb1" style:font-size-asian="10.5pt" style:font-weight-asian="normal" style:font-size-complex="12pt" style:font-weight-complex="normal"/>
    </style:style>
    <style:style style:name="P125" style:family="paragraph" style:parent-style-name="Text_20_body">
      <style:paragraph-properties fo:text-align="justify" style:justify-single-word="false"/>
      <style:text-properties fo:font-size="12pt" fo:font-weight="normal" officeooo:rsid="00541567" officeooo:paragraph-rsid="00bcd1a7" style:font-size-asian="10.5pt" style:font-weight-asian="normal" style:font-size-complex="12pt" style:font-weight-complex="normal"/>
    </style:style>
    <style:style style:name="P126" style:family="paragraph" style:parent-style-name="Text_20_body" style:list-style-name="L8">
      <style:paragraph-properties fo:text-align="justify" style:justify-single-word="false"/>
      <style:text-properties officeooo:rsid="005dbe31" officeooo:paragraph-rsid="005dbe31"/>
    </style:style>
    <style:style style:name="P127" style:family="paragraph" style:parent-style-name="Text_20_body" style:list-style-name="L10">
      <style:paragraph-properties fo:text-align="justify" style:justify-single-word="false"/>
      <style:text-properties officeooo:rsid="005dbe31" officeooo:paragraph-rsid="005dbe31"/>
    </style:style>
    <style:style style:name="P128" style:family="paragraph" style:parent-style-name="Text_20_body" style:list-style-name="L17">
      <style:paragraph-properties fo:text-align="justify" style:justify-single-word="false"/>
      <style:text-properties officeooo:rsid="005dbe31" officeooo:paragraph-rsid="005f3e5a"/>
    </style:style>
    <style:style style:name="P129" style:family="paragraph" style:parent-style-name="Text_20_body" style:list-style-name="L14">
      <style:paragraph-properties fo:text-align="justify" style:justify-single-word="false"/>
      <style:text-properties fo:color="#000000" loext:opacity="100%" style:font-name="Liberation Serif" fo:font-size="12pt" officeooo:rsid="005dbe31" officeooo:paragraph-rsid="005f3e5a" style:font-size-asian="12pt" style:font-size-complex="12pt"/>
    </style:style>
    <style:style style:name="P130" style:family="paragraph" style:parent-style-name="Text_20_body" style:list-style-name="L18">
      <style:paragraph-properties fo:text-align="justify" style:justify-single-word="false"/>
      <style:text-properties fo:color="#000000" loext:opacity="100%" style:font-name="Liberation Serif" fo:font-size="12pt" officeooo:rsid="00bab11a" officeooo:paragraph-rsid="00bab11a" style:font-size-asian="12pt" style:font-size-complex="12pt"/>
    </style:style>
    <style:style style:name="P131" style:family="paragraph" style:parent-style-name="Text_20_body" style:list-style-name="L23">
      <style:paragraph-properties fo:text-align="justify" style:justify-single-word="false"/>
      <style:text-properties fo:color="#000000" loext:opacity="100%" style:font-name="Liberation Serif" fo:font-size="12pt" fo:font-weight="normal" officeooo:rsid="005a8289" officeooo:paragraph-rsid="00bcd1a7" style:font-size-asian="10.5pt" style:font-weight-asian="normal" style:font-size-complex="12pt" style:font-weight-complex="normal"/>
    </style:style>
    <style:style style:name="P132" style:family="paragraph" style:parent-style-name="Text_20_body" style:list-style-name="L20">
      <style:paragraph-properties fo:text-align="justify" style:justify-single-word="false"/>
      <style:text-properties fo:color="#000000" loext:opacity="100%" style:font-name="Liberation Serif" officeooo:paragraph-rsid="0065d23e"/>
    </style:style>
    <style:style style:name="P133" style:family="paragraph" style:parent-style-name="Text_20_body" style:list-style-name="L16">
      <style:paragraph-properties fo:text-align="justify" style:justify-single-word="false"/>
      <style:text-properties officeooo:rsid="008a04b4" officeooo:paragraph-rsid="008a04b4"/>
    </style:style>
    <style:style style:name="P134" style:family="paragraph" style:parent-style-name="Text_20_body" style:list-style-name="L18">
      <style:paragraph-properties fo:text-align="justify" style:justify-single-word="false"/>
      <style:text-properties officeooo:rsid="00bab11a" officeooo:paragraph-rsid="00bab11a"/>
    </style:style>
    <style:style style:name="P135" style:family="paragraph" style:parent-style-name="Text_20_body" style:list-style-name="L19">
      <style:paragraph-properties fo:text-align="justify" style:justify-single-word="false"/>
      <style:text-properties officeooo:rsid="00bbfe13" officeooo:paragraph-rsid="00bbfe13"/>
    </style:style>
    <style:style style:name="P136" style:family="paragraph" style:parent-style-name="Text_20_body" style:list-style-name="L20">
      <style:paragraph-properties fo:text-align="justify" style:justify-single-word="false"/>
      <style:text-properties officeooo:rsid="00bbfe13" officeooo:paragraph-rsid="00bbfe13"/>
    </style:style>
    <style:style style:name="P137" style:family="paragraph" style:parent-style-name="Text_20_body" style:list-style-name="L20">
      <style:paragraph-properties fo:text-align="justify" style:justify-single-word="false"/>
      <style:text-properties officeooo:rsid="00bcd1a7" officeooo:paragraph-rsid="00bcd1a7"/>
    </style:style>
    <style:style style:name="P138" style:family="paragraph" style:parent-style-name="Text_20_body" style:list-style-name="L22"/>
    <style:style style:name="T1" style:family="text">
      <style:text-properties officeooo:rsid="00009924"/>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officeooo:rsid="0001b4b5"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officeooo:rsid="000333a9"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officeooo:rsid="000c22dd" style:font-size-asian="12pt" style:font-size-complex="12pt"/>
    </style:style>
    <style:style style:name="T6" style:family="text">
      <style:text-properties fo:font-variant="normal" fo:text-transform="none" fo:color="#000000" loext:opacity="100%" style:font-name="Liberation Serif" fo:font-size="12pt" fo:letter-spacing="normal" fo:font-style="normal" fo:font-weight="normal" officeooo:rsid="0010a9cd" style:font-size-asian="12pt" style:font-size-complex="12pt"/>
    </style:style>
    <style:style style:name="T7" style:family="text">
      <style:text-properties fo:font-variant="normal" fo:text-transform="none" fo:color="#000000" loext:opacity="100%" style:font-name="Liberation Serif" fo:font-size="12pt" fo:letter-spacing="normal" fo:font-style="normal" fo:font-weight="normal" officeooo:rsid="0011c744"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11eb73"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officeooo:rsid="0014a32b"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1aa468" style:font-size-asian="12pt" style:font-size-complex="12pt"/>
    </style:style>
    <style:style style:name="T11" style:family="text">
      <style:text-properties fo:font-variant="normal" fo:text-transform="none" fo:color="#000000" loext:opacity="100%" style:font-name="Liberation Serif" fo:font-size="12pt" fo:letter-spacing="normal" fo:font-style="normal" fo:font-weight="normal" officeooo:rsid="002acdc8" style:font-size-asian="12pt" style:font-size-complex="12pt"/>
    </style:style>
    <style:style style:name="T12" style:family="text">
      <style:text-properties fo:font-variant="normal" fo:text-transform="none" fo:color="#000000" loext:opacity="100%" style:font-name="Liberation Serif" fo:font-size="12pt" fo:letter-spacing="normal" fo:font-style="normal" fo:font-weight="normal" officeooo:rsid="00813ab9"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officeooo:rsid="00873f42"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normal" officeooo:rsid="009b7f34" style:font-size-asian="12pt" style:font-size-complex="12pt"/>
    </style:style>
    <style:style style:name="T15" style:family="text">
      <style:text-properties fo:font-variant="normal" fo:text-transform="none" fo:color="#000000" loext:opacity="100%" style:font-name="Liberation Serif" fo:font-size="12pt" fo:letter-spacing="normal" fo:font-style="normal" fo:font-weight="normal" officeooo:rsid="009cfec5" style:font-size-asian="12pt" style:font-size-complex="12pt"/>
    </style:style>
    <style:style style:name="T16" style:family="text">
      <style:text-properties fo:font-variant="normal" fo:text-transform="none" fo:color="#000000" loext:opacity="100%" style:font-name="Liberation Serif" fo:font-size="12pt" fo:letter-spacing="normal" fo:font-style="normal" fo:font-weight="normal" officeooo:rsid="00b5ae0a"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officeooo:rsid="00b81982" style:font-size-asian="12pt" style:font-size-complex="12pt"/>
    </style:style>
    <style:style style:name="T18" style:family="text">
      <style:text-properties fo:font-variant="normal" fo:text-transform="none" fo:color="#000000" loext:opacity="100%" style:font-name="Liberation Serif" fo:font-size="12pt" fo:letter-spacing="normal" fo:font-style="normal" fo:font-weight="normal" officeooo:rsid="00b9b854" style:font-size-asian="12pt" style:font-size-complex="12pt"/>
    </style:style>
    <style:style style:name="T19" style:family="text">
      <style:text-properties fo:font-variant="normal" fo:text-transform="none" fo:color="#000000" loext:opacity="100%" style:font-name="Liberation Serif" fo:font-size="12pt" fo:letter-spacing="normal" fo:font-style="normal" fo:font-weight="normal" officeooo:rsid="00c06514" style:font-size-asian="12pt" style:font-size-complex="12pt"/>
    </style:style>
    <style:style style:name="T20" style:family="text">
      <style:text-properties fo:font-variant="normal" fo:text-transform="none" fo:color="#000000" loext:opacity="100%" style:font-name="Liberation Serif" fo:font-size="12pt" fo:letter-spacing="normal" fo:font-style="normal" fo:font-weight="normal" officeooo:rsid="00cb3b5c" style:font-size-asian="12pt" style:font-size-complex="12pt"/>
    </style:style>
    <style:style style:name="T21"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loext:opacity="100%" style:font-name="Liberation Serif" fo:font-size="12pt" fo:letter-spacing="normal" fo:font-style="normal" fo:font-weight="normal" officeooo:rsid="004b835c" style:font-size-asian="12pt" style:font-weight-asian="normal" style:font-size-complex="12pt" style:font-weight-complex="normal"/>
    </style:style>
    <style:style style:name="T23" style:family="text">
      <style:text-properties fo:font-variant="normal" fo:text-transform="none" fo:color="#000000" loext:opacity="100%" style:font-name="Liberation Serif" fo:font-size="12pt" fo:letter-spacing="normal" fo:font-style="normal" fo:font-weight="normal" officeooo:rsid="004d35f1" style:font-size-asian="12pt" style:font-weight-asian="normal" style:font-size-complex="12pt" style:font-weight-complex="normal"/>
    </style:style>
    <style:style style:name="T24" style:family="text">
      <style:text-properties fo:font-variant="normal" fo:text-transform="none" fo:color="#000000" loext:opacity="100%" style:font-name="Liberation Serif" fo:font-size="12pt" fo:letter-spacing="normal" fo:font-style="normal" fo:font-weight="normal" officeooo:rsid="00582c87"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officeooo:rsid="0036d15f"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normal" fo:font-weight="normal" officeooo:rsid="00586b81"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fo:font-weight="normal" officeooo:rsid="007259a0" style:font-size-asian="12pt" style:font-weight-asian="normal" style:font-size-complex="12pt" style:font-weight-complex="normal"/>
    </style:style>
    <style:style style:name="T28" style:family="text">
      <style:text-properties fo:font-variant="normal" fo:text-transform="none" fo:color="#000000" loext:opacity="100%" style:font-name="Liberation Serif" fo:font-size="12pt" fo:letter-spacing="normal" fo:font-style="normal" fo:font-weight="normal" officeooo:rsid="007d09b8" style:font-size-asian="12pt" style:font-weight-asian="normal" style:font-size-complex="12pt" style:font-weight-complex="normal"/>
    </style:style>
    <style:style style:name="T29" style:family="text">
      <style:text-properties fo:font-variant="normal" fo:text-transform="none" fo:color="#000000" loext:opacity="100%" style:font-name="Liberation Serif" fo:font-size="12pt" fo:letter-spacing="normal" fo:font-style="normal" fo:font-weight="normal" officeooo:rsid="007edb0b" style:font-size-asian="12pt" style:font-weight-asian="normal" style:font-size-complex="12pt" style:font-weight-complex="normal"/>
    </style:style>
    <style:style style:name="T30" style:family="text">
      <style:text-properties fo:font-variant="normal" fo:text-transform="none" fo:color="#000000" loext:opacity="100%" style:font-name="Liberation Serif" fo:font-size="12pt" fo:letter-spacing="normal" fo:font-style="normal" fo:font-weight="normal" officeooo:rsid="00806cbe" style:font-size-asian="12pt" style:font-weight-asian="normal" style:font-size-complex="12pt" style:font-weight-complex="normal"/>
    </style:style>
    <style:style style:name="T31" style:family="text">
      <style:text-properties fo:font-variant="normal" fo:text-transform="none" fo:color="#000000" loext:opacity="100%" style:font-name="Liberation Serif" fo:font-size="12pt" fo:letter-spacing="normal" fo:font-style="normal" fo:font-weight="normal" officeooo:rsid="00813ab9" style:font-size-asian="12pt" style:font-weight-asian="normal" style:font-size-complex="12pt" style:font-weight-complex="normal"/>
    </style:style>
    <style:style style:name="T32" style:family="text">
      <style:text-properties fo:font-variant="normal" fo:text-transform="none" fo:color="#000000" loext:opacity="100%" style:font-name="Liberation Serif" fo:font-size="12pt" fo:letter-spacing="normal" fo:font-style="normal" fo:font-weight="normal" officeooo:rsid="004a09af" style:font-size-asian="12pt" style:font-weight-asian="normal" style:font-size-complex="12pt" style:font-weight-complex="normal"/>
    </style:style>
    <style:style style:name="T33" style:family="text">
      <style:text-properties fo:font-variant="normal" fo:text-transform="none" fo:color="#000000" loext:opacity="100%" style:font-name="Liberation Serif" fo:font-size="12pt" fo:letter-spacing="normal" fo:font-style="normal" fo:font-weight="normal" officeooo:rsid="009cfec5" style:font-size-asian="12pt" style:font-weight-asian="normal" style:font-size-complex="12pt" style:font-weight-complex="normal"/>
    </style:style>
    <style:style style:name="T34" style:family="text">
      <style:text-properties fo:font-variant="normal" fo:text-transform="none" fo:color="#000000" loext:opacity="100%" style:font-name="Liberation Serif" fo:font-size="12pt" fo:letter-spacing="normal" fo:font-style="normal" fo:font-weight="normal" officeooo:rsid="009b7f34" style:font-size-asian="12pt" style:font-weight-asian="normal" style:font-size-complex="12pt" style:font-weight-complex="normal"/>
    </style:style>
    <style:style style:name="T35" style:family="text">
      <style:text-properties fo:font-variant="normal" fo:text-transform="none" fo:color="#000000" loext:opacity="100%" style:font-name="Liberation Serif" fo:font-size="12pt" fo:letter-spacing="normal" fo:font-style="normal" fo:font-weight="normal" officeooo:rsid="00586b81" fo:background-color="transparent" loext:char-shading-value="0"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font-style="normal" fo:font-weight="normal" officeooo:rsid="007d4e2d" fo:background-color="transparent" loext:char-shading-value="0"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38" style:family="text">
      <style:text-properties fo:font-variant="normal" fo:text-transform="none" fo:color="#000000" loext:opacity="100%" style:font-name="Liberation Serif" fo:font-size="12pt" fo:letter-spacing="normal" fo:font-style="normal" fo:font-weight="normal" officeooo:rsid="0056adec" fo:background-color="transparent" loext:char-shading-value="0" style:font-size-asian="12pt" style:font-size-complex="12pt"/>
    </style:style>
    <style:style style:name="T39" style:family="text">
      <style:text-properties fo:font-variant="normal" fo:text-transform="none" fo:color="#000000" loext:opacity="100%" style:font-name="Liberation Serif" fo:font-size="12pt" fo:letter-spacing="normal" fo:font-style="normal" fo:font-weight="normal" officeooo:rsid="0059f3b1" fo:background-color="transparent" loext:char-shading-value="0" style:font-size-asian="12pt" style:font-size-complex="12pt"/>
    </style:style>
    <style:style style:name="T40" style:family="text">
      <style:text-properties fo:font-variant="normal" fo:text-transform="none" fo:color="#000000" loext:opacity="100%" style:font-name="Liberation Serif" fo:font-size="12pt" fo:letter-spacing="normal" fo:font-style="normal" fo:font-weight="normal" officeooo:rsid="00b192b7" fo:background-color="transparent" loext:char-shading-value="0" style:font-size-asian="12pt" style:font-size-complex="12pt"/>
    </style:style>
    <style:style style:name="T41" style:family="text">
      <style:text-properties fo:font-variant="normal" fo:text-transform="none" fo:color="#000000" loext:opacity="100%" style:font-name="Liberation Serif" fo:font-size="12pt" fo:letter-spacing="normal" fo:font-style="normal" fo:font-weight="normal" style:font-size-asian="10.5pt" style:font-weight-asian="normal" style:font-size-complex="12pt" style:font-weight-complex="normal"/>
    </style:style>
    <style:style style:name="T42" style:family="text">
      <style:text-properties fo:font-variant="normal" fo:text-transform="none" fo:color="#000000" loext:opacity="100%" style:font-name="Liberation Serif" fo:font-size="12pt" fo:letter-spacing="normal" fo:font-style="normal" fo:font-weight="normal" officeooo:rsid="00363cfa" style:font-size-asian="10.5pt" style:font-weight-asian="normal" style:font-size-complex="12pt" style:font-weight-complex="normal"/>
    </style:style>
    <style:style style:name="T43" style:family="text">
      <style:text-properties fo:font-variant="normal" fo:text-transform="none" fo:color="#000000" loext:opacity="100%" style:font-name="Liberation Serif" fo:font-size="12pt" fo:letter-spacing="normal" fo:font-style="normal" fo:font-weight="normal" officeooo:rsid="00bcd1a7" style:font-size-asian="10.5pt" style:font-weight-asian="normal" style:font-size-complex="12pt" style:font-weight-complex="normal"/>
    </style:style>
    <style:style style:name="T44" style:family="text">
      <style:text-properties fo:font-variant="normal" fo:text-transform="none" fo:color="#000000" loext:opacity="100%" style:font-name="Liberation Serif" fo:font-size="12pt" fo:letter-spacing="normal" fo:font-style="normal" fo:font-weight="normal" officeooo:rsid="00bce1f5" style:font-size-asian="10.5pt" style:font-weight-asian="normal" style:font-size-complex="12pt" style:font-weight-complex="normal"/>
    </style:style>
    <style:style style:name="T45" style:family="text">
      <style:text-properties fo:font-variant="normal" fo:text-transform="none" fo:color="#000000" loext:opacity="100%" style:font-name="Liberation Serif" fo:font-size="12pt" fo:letter-spacing="normal" fo:font-style="normal" fo:font-weight="normal" officeooo:rsid="00beeb89" style:font-size-asian="10.5pt" style:font-weight-asian="normal" style:font-size-complex="12pt" style:font-weight-complex="normal"/>
    </style:style>
    <style:style style:name="T46" style:family="text">
      <style:text-properties fo:font-variant="normal" fo:text-transform="none" fo:color="#000000" loext:opacity="100%" style:font-name="Liberation Serif" fo:font-size="12pt" fo:letter-spacing="normal" fo:font-style="normal" fo:font-weight="normal" officeooo:rsid="00cea492" style:font-size-asian="10.5pt" style:font-weight-asian="normal" style:font-size-complex="12pt" style:font-weight-complex="normal"/>
    </style:style>
    <style:style style:name="T47" style:family="text">
      <style:text-properties fo:font-variant="normal" fo:text-transform="none" fo:color="#000000" loext:opacity="100%" style:font-name="Liberation Serif" fo:font-size="16pt" fo:letter-spacing="normal" fo:font-style="normal" fo:font-weight="bold" officeooo:rsid="006e0e4c" style:font-size-asian="16pt" style:font-weight-asian="bold" style:font-size-complex="16pt" style:font-weight-complex="bold"/>
    </style:style>
    <style:style style:name="T48" style:family="text">
      <style:text-properties fo:font-variant="normal" fo:text-transform="none" fo:letter-spacing="normal" fo:font-style="normal"/>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79d096"/>
    </style:style>
    <style:style style:name="T51" style:family="text">
      <style:text-properties fo:font-variant="normal" fo:text-transform="none" fo:letter-spacing="normal" fo:font-style="normal" fo:font-weight="normal" officeooo:rsid="007b3ae0"/>
    </style:style>
    <style:style style:name="T52" style:family="text">
      <style:text-properties fo:font-variant="normal" fo:text-transform="none" fo:letter-spacing="normal" fo:font-style="normal" fo:font-weight="normal" officeooo:rsid="007c4b10"/>
    </style:style>
    <style:style style:name="T53" style:family="text">
      <style:text-properties fo:font-variant="normal" fo:text-transform="none" fo:letter-spacing="normal" fo:font-style="normal" fo:font-weight="normal" officeooo:rsid="0084fadc"/>
    </style:style>
    <style:style style:name="T54" style:family="text">
      <style:text-properties fo:font-variant="normal" fo:text-transform="none" fo:letter-spacing="normal" fo:font-style="normal" fo:font-weight="normal" officeooo:rsid="00a62797"/>
    </style:style>
    <style:style style:name="T55" style:family="text">
      <style:text-properties fo:font-variant="normal" fo:text-transform="none" fo:letter-spacing="normal" fo:font-style="normal" fo:font-weight="normal" officeooo:rsid="00b2c645"/>
    </style:style>
    <style:style style:name="T56" style:family="text">
      <style:text-properties fo:font-variant="normal" fo:text-transform="none" fo:letter-spacing="normal" fo:font-style="normal" officeooo:rsid="00bcd1a7"/>
    </style:style>
    <style:style style:name="T57" style:family="text">
      <style:text-properties fo:font-variant="normal" fo:text-transform="none" fo:letter-spacing="normal" fo:font-style="normal" officeooo:rsid="00bd0893"/>
    </style:style>
    <style:style style:name="T58" style:family="text">
      <style:text-properties fo:font-variant="normal" fo:text-transform="none" fo:font-size="12pt" fo:letter-spacing="normal" fo:font-style="normal" fo:font-weight="normal"/>
    </style:style>
    <style:style style:name="T59" style:family="text">
      <style:text-properties fo:color="#000000" loext:opacity="100%" style:font-name="Liberation Serif" fo:font-size="12pt" style:font-size-asian="12pt" style:font-size-complex="12pt"/>
    </style:style>
    <style:style style:name="T60" style:family="text">
      <style:text-properties fo:color="#000000" loext:opacity="100%" style:font-name="Liberation Serif" fo:font-size="12pt" officeooo:rsid="00009924" style:font-size-asian="12pt" style:font-size-complex="12pt"/>
    </style:style>
    <style:style style:name="T61" style:family="text">
      <style:text-properties fo:color="#000000" loext:opacity="100%" style:font-name="Liberation Serif" fo:font-size="12pt" fo:font-weight="normal" officeooo:rsid="004a09af" style:font-size-asian="12pt" style:font-weight-asian="normal" style:font-size-complex="12pt" style:font-weight-complex="normal"/>
    </style:style>
    <style:style style:name="T62" style:family="text">
      <style:text-properties fo:color="#000000" loext:opacity="100%" style:font-name="Liberation Serif" fo:font-size="12pt" fo:font-weight="normal" officeooo:rsid="007d4e2d" style:font-size-asian="12pt" style:font-weight-asian="normal" style:font-size-complex="12pt" style:font-weight-complex="normal"/>
    </style:style>
    <style:style style:name="T63" style:family="text">
      <style:text-properties fo:color="#000000" loext:opacity="100%" style:font-name="Liberation Serif" fo:font-size="12pt" fo:font-weight="normal" officeooo:rsid="009b7f34" style:font-size-asian="12pt" style:font-weight-asian="normal" style:font-size-complex="12pt" style:font-weight-complex="normal"/>
    </style:style>
    <style:style style:name="T64" style:family="text">
      <style:text-properties fo:color="#000000" loext:opacity="100%" style:font-name="Liberation Serif" fo:font-size="12pt" fo:font-weight="normal" officeooo:rsid="007d4e2d" fo:background-color="transparent" loext:char-shading-value="0" style:font-size-asian="12pt" style:font-weight-asian="normal" style:font-size-complex="12pt" style:font-weight-complex="normal"/>
    </style:style>
    <style:style style:name="T65" style:family="text">
      <style:text-properties fo:color="#000000" loext:opacity="100%" style:font-name="Liberation Serif" fo:font-size="12pt" fo:font-weight="normal" officeooo:rsid="00bcd1a7" style:font-size-asian="10.5pt" style:font-weight-asian="normal" style:font-size-complex="12pt" style:font-weight-complex="normal"/>
    </style:style>
    <style:style style:name="T66" style:family="text">
      <style:text-properties fo:color="#000000" loext:opacity="100%" style:font-name="Liberation Serif" fo:font-size="12pt" fo:font-weight="normal" officeooo:rsid="00beeb89" style:font-size-asian="10.5pt" style:font-weight-asian="normal" style:font-size-complex="12pt" style:font-weight-complex="normal"/>
    </style:style>
    <style:style style:name="T67" style:family="text">
      <style:text-properties fo:color="#000000" loext:opacity="100%" style:font-name="Liberation Serif" fo:font-size="12pt" fo:background-color="transparent" loext:char-shading-value="0" style:font-size-asian="12pt" style:font-size-complex="12pt"/>
    </style:style>
    <style:style style:name="T68" style:family="text">
      <style:text-properties fo:color="#000000" loext:opacity="100%" style:font-name="Liberation Serif" fo:font-size="12pt" officeooo:rsid="00553d31" fo:background-color="transparent" loext:char-shading-value="0" style:font-size-asian="12pt" style:font-size-complex="12pt"/>
    </style:style>
    <style:style style:name="T69" style:family="text">
      <style:text-properties officeooo:rsid="0001b4b5"/>
    </style:style>
    <style:style style:name="T70" style:family="text">
      <style:text-properties officeooo:rsid="0001eb14"/>
    </style:style>
    <style:style style:name="T71" style:family="text">
      <style:text-properties officeooo:rsid="00035b82"/>
    </style:style>
    <style:style style:name="T72" style:family="text">
      <style:text-properties officeooo:rsid="0004ff1a"/>
    </style:style>
    <style:style style:name="T73" style:family="text">
      <style:text-properties officeooo:rsid="000670d5"/>
    </style:style>
    <style:style style:name="T74" style:family="text">
      <style:text-properties officeooo:rsid="00087a8d"/>
    </style:style>
    <style:style style:name="T75" style:family="text">
      <style:text-properties officeooo:rsid="000bed0e"/>
    </style:style>
    <style:style style:name="T76" style:family="text">
      <style:text-properties officeooo:rsid="000cf949"/>
    </style:style>
    <style:style style:name="T77" style:family="text">
      <style:text-properties officeooo:rsid="000ec01b"/>
    </style:style>
    <style:style style:name="T78" style:family="text">
      <style:text-properties officeooo:rsid="0010a9cd"/>
    </style:style>
    <style:style style:name="T79" style:family="text">
      <style:text-properties officeooo:rsid="0010e71b"/>
    </style:style>
    <style:style style:name="T80" style:family="text">
      <style:text-properties officeooo:rsid="0011c744"/>
    </style:style>
    <style:style style:name="T81" style:family="text">
      <style:text-properties officeooo:rsid="0011eb73"/>
    </style:style>
    <style:style style:name="T82" style:family="text">
      <style:text-properties officeooo:rsid="0013a601"/>
    </style:style>
    <style:style style:name="T83" style:family="text">
      <style:text-properties officeooo:rsid="0014a32b"/>
    </style:style>
    <style:style style:name="T84" style:family="text">
      <style:text-properties officeooo:rsid="0016810c"/>
    </style:style>
    <style:style style:name="T85" style:family="text">
      <style:text-properties officeooo:rsid="0018b1b4"/>
    </style:style>
    <style:style style:name="T86" style:family="text">
      <style:text-properties officeooo:rsid="001ba836"/>
    </style:style>
    <style:style style:name="T87" style:family="text">
      <style:text-properties officeooo:rsid="002e420d"/>
    </style:style>
    <style:style style:name="T88" style:family="text">
      <style:text-properties officeooo:rsid="002f97b1"/>
    </style:style>
    <style:style style:name="T89" style:family="text">
      <style:text-properties officeooo:rsid="0030f4d9"/>
    </style:style>
    <style:style style:name="T90" style:family="text">
      <style:text-properties officeooo:rsid="0032641a"/>
    </style:style>
    <style:style style:name="T91" style:family="text">
      <style:text-properties officeooo:rsid="0034625d"/>
    </style:style>
    <style:style style:name="T92" style:family="text">
      <style:text-properties style:font-size-asian="10.5pt"/>
    </style:style>
    <style:style style:name="T93" style:family="text">
      <style:text-properties officeooo:rsid="0011f417" style:font-size-asian="10.5pt" style:font-weight-asian="normal" style:font-weight-complex="normal"/>
    </style:style>
    <style:style style:name="T94" style:family="text">
      <style:text-properties officeooo:rsid="00363cfa" style:font-size-asian="10.5pt" style:font-weight-asian="normal" style:font-weight-complex="normal"/>
    </style:style>
    <style:style style:name="T95" style:family="text">
      <style:text-properties officeooo:rsid="00c1571e" style:font-size-asian="10.5pt" style:font-weight-asian="normal" style:font-weight-complex="normal"/>
    </style:style>
    <style:style style:name="T96" style:family="text">
      <style:text-properties officeooo:rsid="00cfc841" style:font-size-asian="10.5pt" style:font-weight-asian="normal" style:font-weight-complex="normal"/>
    </style:style>
    <style:style style:name="T97" style:family="text">
      <style:text-properties officeooo:rsid="0011f417" style:font-size-asian="10.5pt"/>
    </style:style>
    <style:style style:name="T98" style:family="text">
      <style:text-properties officeooo:rsid="0037995e" style:font-size-asian="10.5pt"/>
    </style:style>
    <style:style style:name="T99" style:family="text">
      <style:text-properties officeooo:rsid="0037995e"/>
    </style:style>
    <style:style style:name="T100" style:family="text">
      <style:text-properties officeooo:rsid="0037fe80"/>
    </style:style>
    <style:style style:name="T101" style:family="text">
      <style:text-properties officeooo:rsid="0038709a"/>
    </style:style>
    <style:style style:name="T102" style:family="text">
      <style:text-properties officeooo:rsid="0038fd81"/>
    </style:style>
    <style:style style:name="T103" style:family="text">
      <style:text-properties officeooo:rsid="003a05d6"/>
    </style:style>
    <style:style style:name="T104" style:family="text">
      <style:text-properties officeooo:rsid="003ba8d1"/>
    </style:style>
    <style:style style:name="T105" style:family="text">
      <style:text-properties officeooo:rsid="00407b16"/>
    </style:style>
    <style:style style:name="T106" style:family="text">
      <style:text-properties officeooo:rsid="00449531"/>
    </style:style>
    <style:style style:name="T107" style:family="text">
      <style:text-properties officeooo:rsid="00468b3b"/>
    </style:style>
    <style:style style:name="T108" style:family="text">
      <style:text-properties officeooo:rsid="004734fb"/>
    </style:style>
    <style:style style:name="T109" style:family="text">
      <style:text-properties officeooo:rsid="00481154"/>
    </style:style>
    <style:style style:name="T110" style:family="text">
      <style:text-properties officeooo:rsid="00498e05"/>
    </style:style>
    <style:style style:name="T111" style:family="text">
      <style:text-properties officeooo:rsid="004a09af"/>
    </style:style>
    <style:style style:name="T112" style:family="text">
      <style:text-properties officeooo:rsid="004a44c5"/>
    </style:style>
    <style:style style:name="T113" style:family="text">
      <style:text-properties officeooo:rsid="004d35f1"/>
    </style:style>
    <style:style style:name="T114" style:family="text">
      <style:text-properties officeooo:rsid="004f3733"/>
    </style:style>
    <style:style style:name="T115" style:family="text">
      <style:text-properties officeooo:rsid="00525804"/>
    </style:style>
    <style:style style:name="T116" style:family="text">
      <style:text-properties officeooo:rsid="0053a952"/>
    </style:style>
    <style:style style:name="T117" style:family="text">
      <style:text-properties officeooo:rsid="00541567"/>
    </style:style>
    <style:style style:name="T118" style:family="text">
      <style:text-properties fo:font-size="16pt" fo:font-weight="bold" officeooo:rsid="00541567" style:font-size-asian="16pt" style:font-weight-asian="bold" style:font-size-complex="16pt" style:font-weight-complex="bold"/>
    </style:style>
    <style:style style:name="T119" style:family="text">
      <style:text-properties fo:font-size="16pt" fo:font-weight="bold" officeooo:rsid="0011f417" style:font-size-asian="16pt" style:font-weight-asian="bold" style:font-size-complex="16pt" style:font-weight-complex="bold"/>
    </style:style>
    <style:style style:name="T120" style:family="text">
      <style:text-properties fo:font-size="16pt" fo:font-weight="normal" officeooo:rsid="00541567" style:font-size-asian="16pt" style:font-weight-asian="normal" style:font-size-complex="16pt" style:font-weight-complex="normal"/>
    </style:style>
    <style:style style:name="T121" style:family="text">
      <style:text-properties officeooo:rsid="00553d31"/>
    </style:style>
    <style:style style:name="T122" style:family="text">
      <style:text-properties fo:font-weight="normal" style:font-weight-asian="normal" style:font-weight-complex="normal"/>
    </style:style>
    <style:style style:name="T123" style:family="text">
      <style:text-properties fo:font-weight="normal" officeooo:rsid="005ff8f4" style:font-weight-asian="normal" style:font-weight-complex="normal"/>
    </style:style>
    <style:style style:name="T124" style:family="text">
      <style:text-properties fo:font-weight="normal" officeooo:rsid="007e642a" style:font-weight-asian="normal" style:font-weight-complex="normal"/>
    </style:style>
    <style:style style:name="T125" style:family="text">
      <style:text-properties fo:font-weight="normal" officeooo:rsid="00ba9bb1" style:font-weight-asian="normal" style:font-weight-complex="normal"/>
    </style:style>
    <style:style style:name="T126" style:family="text">
      <style:text-properties fo:font-size="12pt" fo:font-weight="normal" style:font-size-asian="10.5pt" style:font-weight-asian="normal" style:font-size-complex="12pt" style:font-weight-complex="normal"/>
    </style:style>
    <style:style style:name="T127" style:family="text">
      <style:text-properties fo:font-size="12pt" fo:font-weight="normal" officeooo:rsid="005a8289" style:font-size-asian="10.5pt" style:font-weight-asian="normal" style:font-size-complex="12pt" style:font-weight-complex="normal"/>
    </style:style>
    <style:style style:name="T128" style:family="text">
      <style:text-properties fo:font-size="12pt" fo:font-weight="normal" officeooo:rsid="005bf045" style:font-size-asian="10.5pt" style:font-weight-asian="normal" style:font-size-complex="12pt" style:font-weight-complex="normal"/>
    </style:style>
    <style:style style:name="T129" style:family="text">
      <style:text-properties fo:font-size="12pt" fo:font-weight="normal" officeooo:rsid="005ff8f4" style:font-size-asian="10.5pt" style:font-weight-asian="normal" style:font-size-complex="12pt" style:font-weight-complex="normal"/>
    </style:style>
    <style:style style:name="T130" style:family="text">
      <style:text-properties fo:font-size="12pt" fo:font-weight="normal" officeooo:rsid="0061c2f3" style:font-size-asian="10.5pt" style:font-weight-asian="normal" style:font-size-complex="12pt" style:font-weight-complex="normal"/>
    </style:style>
    <style:style style:name="T131" style:family="text">
      <style:text-properties fo:font-size="12pt" fo:font-weight="normal" officeooo:rsid="00287003" style:font-size-asian="10.5pt" style:font-weight-asian="normal" style:font-size-complex="12pt" style:font-weight-complex="normal"/>
    </style:style>
    <style:style style:name="T132" style:family="text">
      <style:text-properties fo:font-size="12pt" fo:font-weight="normal" officeooo:rsid="0013232e" style:font-size-asian="10.5pt" style:font-weight-asian="normal" style:font-size-complex="12pt" style:font-weight-complex="normal"/>
    </style:style>
    <style:style style:name="T133" style:family="text">
      <style:text-properties fo:font-size="12pt" fo:font-weight="normal" officeooo:rsid="0016b17d" style:font-size-asian="10.5pt" style:font-weight-asian="normal" style:font-size-complex="12pt" style:font-weight-complex="normal"/>
    </style:style>
    <style:style style:name="T134" style:family="text">
      <style:text-properties fo:font-size="12pt" fo:font-weight="normal" officeooo:rsid="00147e0b" style:font-size-asian="10.5pt" style:font-weight-asian="normal" style:font-size-complex="12pt" style:font-weight-complex="normal"/>
    </style:style>
    <style:style style:name="T135" style:family="text">
      <style:text-properties fo:font-size="12pt" fo:font-weight="normal" officeooo:rsid="001647cb" style:font-size-asian="10.5pt" style:font-weight-asian="normal" style:font-size-complex="12pt" style:font-weight-complex="normal"/>
    </style:style>
    <style:style style:name="T136" style:family="text">
      <style:text-properties fo:font-size="12pt" fo:font-weight="normal" officeooo:rsid="00357196" style:font-size-asian="10.5pt" style:font-weight-asian="normal" style:font-size-complex="12pt" style:font-weight-complex="normal"/>
    </style:style>
    <style:style style:name="T137" style:family="text">
      <style:text-properties fo:font-size="12pt" fo:font-weight="normal" officeooo:rsid="002a8b26" style:font-size-asian="10.5pt" style:font-weight-asian="normal" style:font-size-complex="12pt" style:font-weight-complex="normal"/>
    </style:style>
    <style:style style:name="T138" style:family="text">
      <style:text-properties fo:font-size="12pt" fo:font-weight="normal" officeooo:rsid="001843d2" style:font-size-asian="10.5pt" style:font-weight-asian="normal" style:font-size-complex="12pt" style:font-weight-complex="normal"/>
    </style:style>
    <style:style style:name="T139" style:family="text">
      <style:text-properties fo:font-size="12pt" fo:font-weight="normal" officeooo:rsid="00206ee8" style:font-size-asian="10.5pt" style:font-weight-asian="normal" style:font-size-complex="12pt" style:font-weight-complex="normal"/>
    </style:style>
    <style:style style:name="T140" style:family="text">
      <style:text-properties fo:font-size="12pt" fo:font-weight="normal" officeooo:rsid="001a43b5" style:font-size-asian="10.5pt" style:font-weight-asian="normal" style:font-size-complex="12pt" style:font-weight-complex="normal"/>
    </style:style>
    <style:style style:name="T141" style:family="text">
      <style:text-properties fo:font-size="12pt" fo:font-weight="normal" officeooo:rsid="008c14ea" style:font-size-asian="10.5pt" style:font-weight-asian="normal" style:font-size-complex="12pt" style:font-weight-complex="normal"/>
    </style:style>
    <style:style style:name="T142" style:family="text">
      <style:text-properties fo:font-size="12pt" fo:font-weight="normal" officeooo:rsid="00a62797" style:font-size-asian="10.5pt" style:font-weight-asian="normal" style:font-size-complex="12pt" style:font-weight-complex="normal"/>
    </style:style>
    <style:style style:name="T143" style:family="text">
      <style:text-properties fo:font-size="12pt" fo:font-weight="normal" officeooo:rsid="00bcd1a7" style:font-size-asian="10.5pt" style:font-weight-asian="normal" style:font-size-complex="12pt" style:font-weight-complex="normal"/>
    </style:style>
    <style:style style:name="T144" style:family="text">
      <style:text-properties fo:font-size="12pt" fo:font-weight="bold" officeooo:rsid="005a8289" style:font-size-asian="10.5pt" style:font-weight-asian="bold" style:font-size-complex="12pt" style:font-weight-complex="bold"/>
    </style:style>
    <style:style style:name="T145" style:family="text">
      <style:text-properties fo:font-size="12pt" fo:font-weight="bold" officeooo:rsid="00541567" style:font-size-asian="10.5pt" style:font-weight-asian="bold" style:font-size-complex="12pt" style:font-weight-complex="bold"/>
    </style:style>
    <style:style style:name="T146" style:family="text">
      <style:text-properties fo:font-size="12pt" fo:font-weight="bold" officeooo:rsid="0083fa14" style:font-size-asian="10.5pt" style:font-weight-asian="bold" style:font-size-complex="12pt" style:font-weight-complex="bold"/>
    </style:style>
    <style:style style:name="T147" style:family="text">
      <style:text-properties fo:font-size="12pt" fo:font-weight="bold" officeooo:rsid="00ba9bb1" style:font-size-asian="10.5pt" style:font-weight-asian="bold" style:font-size-complex="12pt" style:font-weight-complex="bold"/>
    </style:style>
    <style:style style:name="T148" style:family="text">
      <style:text-properties fo:background-color="transparent" loext:char-shading-value="0"/>
    </style:style>
    <style:style style:name="T149" style:family="text">
      <style:text-properties officeooo:rsid="00553d31" fo:background-color="transparent" loext:char-shading-value="0"/>
    </style:style>
    <style:style style:name="T150" style:family="text">
      <style:text-properties officeooo:rsid="0056adec" fo:background-color="transparent" loext:char-shading-value="0"/>
    </style:style>
    <style:style style:name="T151" style:family="text">
      <style:text-properties officeooo:rsid="00a62797" fo:background-color="transparent" loext:char-shading-value="0"/>
    </style:style>
    <style:style style:name="T152" style:family="text">
      <style:text-properties officeooo:rsid="0057d414"/>
    </style:style>
    <style:style style:name="T153" style:family="text">
      <style:text-properties officeooo:rsid="00586b81"/>
    </style:style>
    <style:style style:name="T154" style:family="text">
      <style:text-properties officeooo:rsid="0059f3b1"/>
    </style:style>
    <style:style style:name="T155" style:family="text">
      <style:text-properties officeooo:rsid="005a8289"/>
    </style:style>
    <style:style style:name="T156" style:family="text">
      <style:text-properties officeooo:rsid="005bf045"/>
    </style:style>
    <style:style style:name="T157" style:family="text">
      <style:text-properties officeooo:rsid="005d79d7"/>
    </style:style>
    <style:style style:name="T158" style:family="text">
      <style:text-properties officeooo:rsid="005dbe31"/>
    </style:style>
    <style:style style:name="T159" style:family="text">
      <style:text-properties officeooo:rsid="005f3e5a"/>
    </style:style>
    <style:style style:name="T160" style:family="text">
      <style:text-properties officeooo:rsid="00635eb0"/>
    </style:style>
    <style:style style:name="T161" style:family="text">
      <style:text-properties officeooo:rsid="0065d23e"/>
    </style:style>
    <style:style style:name="T162" style:family="text">
      <style:text-properties officeooo:rsid="00287003"/>
    </style:style>
    <style:style style:name="T163" style:family="text">
      <style:text-properties officeooo:rsid="001f4840"/>
    </style:style>
    <style:style style:name="T164" style:family="text">
      <style:text-properties officeooo:rsid="00357196"/>
    </style:style>
    <style:style style:name="T165" style:family="text">
      <style:text-properties officeooo:rsid="00103fe5"/>
    </style:style>
    <style:style style:name="T166" style:family="text">
      <style:text-properties officeooo:rsid="004819c4"/>
    </style:style>
    <style:style style:name="T167" style:family="text">
      <style:text-properties officeooo:rsid="002eedf5"/>
    </style:style>
    <style:style style:name="T168" style:family="text">
      <style:text-properties officeooo:rsid="004b5b26"/>
    </style:style>
    <style:style style:name="T169" style:family="text">
      <style:text-properties officeooo:rsid="002d0308"/>
    </style:style>
    <style:style style:name="T170" style:family="text">
      <style:text-properties officeooo:rsid="00487668"/>
    </style:style>
    <style:style style:name="T171" style:family="text">
      <style:text-properties officeooo:rsid="00261dea"/>
    </style:style>
    <style:style style:name="T172" style:family="text">
      <style:text-properties officeooo:rsid="0015e0e6"/>
    </style:style>
    <style:style style:name="T173" style:family="text">
      <style:text-properties officeooo:rsid="001d654a"/>
    </style:style>
    <style:style style:name="T174" style:family="text">
      <style:text-properties officeooo:rsid="001938a4"/>
    </style:style>
    <style:style style:name="T175" style:family="text">
      <style:text-properties officeooo:rsid="0019018c"/>
    </style:style>
    <style:style style:name="T176" style:family="text">
      <style:text-properties officeooo:rsid="00249f93"/>
    </style:style>
    <style:style style:name="T177" style:family="text">
      <style:text-properties officeooo:rsid="00207507"/>
    </style:style>
    <style:style style:name="T178" style:family="text">
      <style:text-properties officeooo:rsid="0020e2bd"/>
    </style:style>
    <style:style style:name="T179" style:family="text">
      <style:text-properties officeooo:rsid="001a4d4d"/>
    </style:style>
    <style:style style:name="T180" style:family="text">
      <style:text-properties officeooo:rsid="0019ab17"/>
    </style:style>
    <style:style style:name="T181" style:family="text">
      <style:text-properties fo:language="pt" fo:country="BR" loext:padding="0cm" loext:border="none"/>
    </style:style>
    <style:style style:name="T182" style:family="text">
      <style:text-properties fo:language="pt" fo:country="BR" officeooo:rsid="00563aa8" loext:padding="0cm" loext:border="none"/>
    </style:style>
    <style:style style:name="T183" style:family="text">
      <style:text-properties fo:language="pt" fo:country="BR" officeooo:rsid="000b4f26" loext:padding="0cm" loext:border="none"/>
    </style:style>
    <style:style style:name="T184" style:family="text">
      <style:text-properties fo:language="pt" fo:country="BR" officeooo:rsid="00565b01" loext:padding="0cm" loext:border="none"/>
    </style:style>
    <style:style style:name="T185" style:family="text">
      <style:text-properties officeooo:rsid="0079d096"/>
    </style:style>
    <style:style style:name="T186" style:family="text">
      <style:text-properties officeooo:rsid="007c4b10"/>
    </style:style>
    <style:style style:name="T187" style:family="text">
      <style:text-properties officeooo:rsid="00813ab9"/>
    </style:style>
    <style:style style:name="T188" style:family="text">
      <style:text-properties officeooo:rsid="0083fa14"/>
    </style:style>
    <style:style style:name="T189" style:family="text">
      <style:text-properties officeooo:rsid="0084fadc"/>
    </style:style>
    <style:style style:name="T190" style:family="text">
      <style:text-properties officeooo:rsid="0088700d"/>
    </style:style>
    <style:style style:name="T191" style:family="text">
      <style:text-properties officeooo:rsid="008a04b4"/>
    </style:style>
    <style:style style:name="T192" style:family="text">
      <style:text-properties officeooo:rsid="008bfa77"/>
    </style:style>
    <style:style style:name="T193" style:family="text">
      <style:text-properties officeooo:rsid="008c14ea"/>
    </style:style>
    <style:style style:name="T194" style:family="text">
      <style:text-properties officeooo:rsid="008dcdc9"/>
    </style:style>
    <style:style style:name="T195" style:family="text">
      <style:text-properties officeooo:rsid="008e0e88"/>
    </style:style>
    <style:style style:name="T196" style:family="text">
      <style:text-properties officeooo:rsid="0091319b"/>
    </style:style>
    <style:style style:name="T197" style:family="text">
      <style:text-properties officeooo:rsid="00925dcd"/>
    </style:style>
    <style:style style:name="T198" style:family="text">
      <style:text-properties officeooo:rsid="0036d15f" style:font-weight-asian="normal" style:font-weight-complex="normal"/>
    </style:style>
    <style:style style:name="T199" style:family="text">
      <style:text-properties officeooo:rsid="00942910"/>
    </style:style>
    <style:style style:name="T200" style:family="text">
      <style:text-properties officeooo:rsid="00954ffb"/>
    </style:style>
    <style:style style:name="T201" style:family="text">
      <style:text-properties officeooo:rsid="009b7f34"/>
    </style:style>
    <style:style style:name="T202" style:family="text">
      <style:text-properties officeooo:rsid="009cfec5"/>
    </style:style>
    <style:style style:name="T203" style:family="text">
      <style:text-properties officeooo:rsid="00a48485"/>
    </style:style>
    <style:style style:name="T204" style:family="text">
      <style:text-properties officeooo:rsid="00a62797"/>
    </style:style>
    <style:style style:name="T205" style:family="text">
      <style:text-properties officeooo:rsid="00a7c2a0"/>
    </style:style>
    <style:style style:name="T206" style:family="text">
      <style:text-properties officeooo:rsid="00b0be17"/>
    </style:style>
    <style:style style:name="T207" style:family="text">
      <style:text-properties officeooo:rsid="00b3c3cb"/>
    </style:style>
    <style:style style:name="T208" style:family="text">
      <style:text-properties officeooo:rsid="00b57341"/>
    </style:style>
    <style:style style:name="T209" style:family="text">
      <style:text-properties officeooo:rsid="00bab11a"/>
    </style:style>
    <style:style style:name="T210" style:family="text">
      <style:text-properties officeooo:rsid="00bcd1a7"/>
    </style:style>
    <style:style style:name="T211" style:family="text">
      <style:text-properties officeooo:rsid="00c43c40"/>
    </style:style>
    <style:style style:name="T212" style:family="text">
      <style:text-properties officeooo:rsid="00c55943"/>
    </style:style>
    <style:style style:name="T213" style:family="text">
      <style:text-properties officeooo:rsid="00c704fa"/>
    </style:style>
    <style:style style:name="T214" style:family="text">
      <style:text-properties officeooo:rsid="00c8e5e0"/>
    </style:style>
    <style:style style:name="T215" style:family="text">
      <style:text-properties officeooo:rsid="00cb3b5c"/>
    </style:style>
    <style:style style:name="T216" style:family="text">
      <style:text-properties officeooo:rsid="00cca25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IFSP – Campus Campinas – TADS</text:p>
      <text:p text:style-name="P89">Disciplina de IHC</text:p>
      <text:p text:style-name="P90">Entendimento do Problema de Design</text:p>
      <text:p text:style-name="P11"/>
      <text:p text:style-name="P73">Integrantes:</text:p>
      <text:p text:style-name="P73">Henrique Volpi Javarez – CP3004643</text:p>
      <text:p text:style-name="P73">Daniel Lim<text:span text:style-name="T203">a</text:span> de Oliveira – CP3017214</text:p>
      <text:p text:style-name="P63">Análise da <text:span text:style-name="T99">s</text:span>ituação</text:p>
      <text:p text:style-name="P74"><text:span text:style-name="T86">Contextualiza</text:span>çã<text:span text:style-name="T86">o</text:span></text:p>
      <text:p text:style-name="P1"><text:tab/><text:span text:style-name="T1">Atualmente, muitas pessoas </text:span><text:span text:style-name="T76">são envolvidas</text:span><text:span text:style-name="T1"> </text:span><text:span text:style-name="T71">em</text:span><text:span text:style-name="T1"> sorteios </text:span><text:span text:style-name="T79">de loteria</text:span><text:span text:style-name="T1">, como a Mega Sena, </text:span><text:span text:style-name="T76">seja </text:span><text:span text:style-name="T79">participando</text:span><text:span text:style-name="T76"> nesses sorteios ou para organizá-los.</text:span><text:span text:style-name="T1"> </text:span><text:span text:style-name="T78">Os apostadores veem uma</text:span><text:span text:style-name="T1"> esperança de mudar suas vidas </text:span><text:span text:style-name="T80">e ganhar dinheiro</text:span><text:span text:style-name="T1">, </text:span><text:span text:style-name="T78">ou</text:span><text:span text:style-name="T60"> </text:span><text:span text:style-name="T2">uma forma de entretenimento e de passar o tempo</text:span><text:span text:style-name="T3">. </text:span><text:span text:style-name="T7">Já os organizadores buscam o lucro advindo da venda d</text:span><text:span text:style-name="T11">o</text:span><text:span text:style-name="T7">s bilhetes</text:span><text:span text:style-name="T3">. </text:span><text:span text:style-name="T6">Ambos</text:span><text:span text:style-name="T3"> passam </text:span><text:span text:style-name="T6">por diferentes</text:span><text:span text:style-name="T3"> processo</text:span><text:span text:style-name="T6">s</text:span><text:span text:style-name="T3"> </text:span><text:span text:style-name="T7">e</text:span><text:span text:style-name="T6"> podem sofrer com as</text:span><text:span text:style-name="T3"> dificuldades </text:span><text:span text:style-name="T6">que envolvem</text:span><text:span text:style-name="T3"> </text:span><text:span text:style-name="T6">os</text:span><text:span text:style-name="T3"> sorteios no Brasil</text:span><text:span text:style-name="T2">.</text:span></text:p>
      <text:p text:style-name="P2"><text:span text:style-name="T2"><text:tab/>Para participar de um sorteio, é necessário comprar um bilhete em um ponto de venda autorizado, como uma lotérica ou através do site oficial da loteria.</text:span> <text:span text:style-name="T77">O participante</text:span> escolhe os números que deseja apostar <text:span text:style-name="T69">dento das </text:span>opções disponíveis, <text:span text:style-name="T69">que</text:span> varia de acordo com o jogo escolhido. <text:span text:style-name="T72">Finalizada a compra</text:span><text:span text:style-name="T69"> </text:span><text:span text:style-name="T72">d</text:span><text:span text:style-name="T69">o bilhete, </text:span>deve aguardar a data do sorteio para <text:span text:style-name="T73">que sejam sorteados os </text:span><text:span text:style-name="T78">números</text:span><text:span text:style-name="T73"> vencedores</text:span>. Se ganh<text:span text:style-name="T74">ar</text:span> um prêmio, é importante resgatá-lo dentro do prazo estabelecido pelas regras da loteria. O resgate pode ser feito em uma lotérica ou agência bancária, dependendo do valor do prêmio.</text:p>
      <text:p text:style-name="P3"><text:tab/><text:span text:style-name="T1">No entanto, e</text:span>xistem várias dificuldades em apostar em um sorteio no Brasil. Algumas das principais incluem:</text:p>
      <text:list text:style-name="L1">
        <text:list-item>
          <text:p text:style-name="P91">Acesso limitado: Apenas algumas loterias e casas de apostas são autorizadas a operar no país, o que pode limitar as opções para quem deseja apostar;</text:p>
        </text:list-item>
        <text:list-item>
          <text:p text:style-name="P92">Concorrência: Muitas vezes, a chance de ganhar é bastante reduzida, já que há muitos outros jogadores competindo pelo mesmo prêmio;</text:p>
        </text:list-item>
        <text:list-item>
          <text:p text:style-name="P92">Fraudes: <text:span text:style-name="T70">H</text:span>á também o risco de fraudes, o que pode <text:span text:style-name="T75">causar uma falta de</text:span> confiança do público <text:span text:style-name="T75">e </text:span><text:span text:style-name="T90">desencorajar</text:span><text:span text:style-name="T75"> sua</text:span> participaç<text:span text:style-name="T21">ã</text:span><text:span text:style-name="T75">o</text:span> <text:span text:style-name="T75">n</text:span>essas atividades.</text:p>
        </text:list-item>
      </text:list>
      <text:p text:style-name="P4"><text:tab/><text:span text:style-name="T76">A</text:span><text:span text:style-name="T2">postar em um sorteio no Brasil pode ser desafiador </text:span><text:span text:style-name="T4">e</text:span><text:span text:style-name="T2"> </text:span><text:span text:style-name="T4">torna necessário </text:span><text:span text:style-name="T5">para cada pessoa</text:span><text:span text:style-name="T2"> avaliar </text:span><text:span text:style-name="T10">individualmente todos</text:span><text:span text:style-name="T2"> </text:span><text:span text:style-name="T10">os</text:span><text:span text:style-name="T2"> fatores antes de decidir participar de qualquer sorteio ou jogo de azar.</text:span></text:p>
      <text:p text:style-name="P5"><text:span text:style-name="T7"><text:tab/>Para </text:span><text:span text:style-name="T9">promover </text:span><text:span text:style-name="T7">um sorteio, os </text:span><text:span text:style-name="T8">organizadores</text:span><text:span text:style-name="T7"> devem primeiro </text:span><text:span text:style-name="T81">d</text:span>efin<text:span text:style-name="T81">ir</text:span> <text:span text:style-name="T85">suas</text:span> <text:span text:style-name="T84">características principais,</text:span> <text:span text:style-name="T82">como</text:span> a data <text:span text:style-name="T84">de início e fim </text:span>do sorteio, <text:span text:style-name="T82">o preço do bilhete,</text:span> os <text:span text:style-name="T82">valores dos</text:span> prêmios, <text:span text:style-name="T84">regras para</text:span><text:span text:style-name="T82"> decidir os vencedores</text:span>, entre outras informações. <text:span text:style-name="T84">Para ter um sorteio </text:span><text:span text:style-name="T105">de</text:span><text:span text:style-name="T84"> sucesso, os organizadores também tem que se preocupar com a sua</text:span> divulgação. <text:span text:style-name="T83">Isto geralmente é feito através das</text:span> mídias sociais, anúncios online, publicidade em veículos de comunicação, dentre outros canais. <text:span text:style-name="T84">Por </text:span><text:span text:style-name="T85">fim</text:span><text:span text:style-name="T84">, será necessitário realizar o sorteio e fazer a distribuição dos prêmios, </text:span>segui<text:span text:style-name="T85">ndo</text:span> as regras previamente definidas. <text:span text:style-name="T85">Nesta etapa </text:span><text:span text:style-name="T83">é </text:span><text:span text:style-name="T85">importante fazer a distribuição correta dos prêmios, </text:span>certifica<text:span text:style-name="T85">ndo</text:span>-se de que os vencedores estão cientes dos passos para <text:span text:style-name="T85">seu</text:span> resgate.</text:p>
      <text:p text:style-name="P5"><text:soft-page-break/><text:tab/>Criar um sorteio de loteria pode ser um processo complexo e desafiador. Aqui estão algumas das dificuldades comuns que <text:span text:style-name="T212">organizadores de sorteios</text:span> podem encontrar:</text:p>
      <text:list text:style-name="L2">
        <text:list-item>
          <text:p text:style-name="P93">Regulamentações: O jogo é regulamentado pelo governo federal no Brasil e muitas vezes a legislação pode ser confusa e restritiva;</text:p>
        </text:list-item>
        <text:list-item>
          <text:p text:style-name="P93">Finanças: Criar uma loteria pode ser caro, e é necessário ter recursos financeiros adequados para cobrir os custos de produção, promoção e entrega do prêmio;</text:p>
        </text:list-item>
        <text:list-item>
          <text:p text:style-name="P93">Promoção: A promoção é fundamental para o sucesso de uma loteria, mas pode ser difícil alcançar o público certo e garantir que sua mensagem seja ouvida em meio a todas as outras informações disponíveis;</text:p>
        </text:list-item>
        <text:list-item>
          <text:p text:style-name="P93">Responsabilidades legais: Criar uma loteria envolve responsabilidades legais significativas, incluindo garantir que a loteria seja justa, que todas as entradas sejam incluídas no sorteio e que o prêmio seja entregue ao vencedor.</text:p>
        </text:list-item>
      </text:list>
      <text:p text:style-name="P12"><text:tab/>Em resumo, criar <text:span text:style-name="T87">sorteios de</text:span> loteria <text:span text:style-name="T87">no Brasil</text:span> <text:span text:style-name="T87">envolve uma extensa</text:span> pesquisa <text:span text:style-name="T87">e</text:span> planejamento cuidadoso, <text:span text:style-name="T87">geralmente acompanhados a um </text:span>aconselhamento jurídico adequado, <text:span text:style-name="T88">o </text:span><text:span text:style-name="T87">que </text:span><text:span text:style-name="T88">impõe</text:span><text:span text:style-name="T87"> </text:span><text:span text:style-name="T88">inúmeros desafios</text:span><text:span text:style-name="T87"> </text:span><text:span text:style-name="T88">às pessoas que desej</text:span><text:span text:style-name="T89">em</text:span><text:span text:style-name="T88"> fazê-lo.</text:span></text:p>
      <text:p text:style-name="P24"><text:tab/><text:span text:style-name="T91">Considerando todos os fatores discorridos, envolvendo a organização e a participação em sorteios, é possível listar possíveis experiências consideradas indesejáveis relacionada ambos os grupos.</text:span></text:p>
      <text:p text:style-name="P27">Do ponto de vista do apostador</text:p>
      <text:list text:style-name="L3">
        <text:list-item>
          <text:p text:style-name="P114"><text:span text:style-name="T196">Falta ou má exposi</text:span><text:span text:style-name="T91">ção </text:span><text:span text:style-name="T196">das regras do sorteio;</text:span></text:p>
        </text:list-item>
        <text:list-item>
          <text:p text:style-name="P117">Esquemas <text:span text:style-name="T213">de</text:span> fraudes nos jogos;</text:p>
        </text:list-item>
        <text:list-item>
          <text:p text:style-name="P117">Receber os prêmios errados, com um grande atraso, ou nem mesmo recebê-los;</text:p>
        </text:list-item>
        <text:list-item>
          <text:p text:style-name="P114"><text:span text:style-name="T197">Prêmios</text:span><text:span text:style-name="T196"> n</text:span><text:span text:style-name="T198">ã</text:span><text:span text:style-name="T196">o </text:span><text:span text:style-name="T197">atrativos</text:span><text:span text:style-name="T196"> ou muito difíceis de ganhar.</text:span></text:p>
        </text:list-item>
      </text:list>
      <text:p text:style-name="P26">Do ponto de vista do organizador:</text:p>
      <text:list text:style-name="L4">
        <text:list-item>
          <text:p text:style-name="P115"><text:span text:style-name="T197">Excesso de burocracias restritivas envolvendo a cria</text:span><text:span text:style-name="T91">ção </text:span><text:span text:style-name="T197">de sorteios;</text:span></text:p>
        </text:list-item>
        <text:list-item>
          <text:p text:style-name="P116"><text:span text:style-name="T199">Gastos com a promo</text:span><text:span text:style-name="T91">ção </text:span><text:span text:style-name="T199">do sorteio </text:span><text:span text:style-name="T200">de feita</text:span><text:span text:style-name="T199"> forma ineficiente ou errada;</text:span></text:p>
        </text:list-item>
        <text:list-item>
          <text:p text:style-name="P115"><text:span text:style-name="T197">Falta de confian</text:span><text:span text:style-name="T91">ç</text:span><text:span text:style-name="T197">a do publico;</text:span></text:p>
        </text:list-item>
        <text:list-item>
          <text:p text:style-name="P115"><text:span text:style-name="T199">Erros na hora</text:span><text:span text:style-name="T197"> de verificar os vencedores e fazer a distribui</text:span><text:span text:style-name="T91">ção</text:span><text:span text:style-name="T197"> de prêmios.</text:span></text:p>
        </text:list-item>
      </text:list>
      <text:p text:style-name="P37"/>
      <text:p text:style-name="P40"><text:span text:style-name="T97">C</text:span><text:span text:style-name="T92">oleta de </text:span><text:span text:style-name="T98">d</text:span><text:span text:style-name="T92">ados</text:span></text:p>
      <text:p text:style-name="P28"><text:tab/><text:span text:style-name="T103">A coleta de dados foi feita com o objetivo de criar um perfil para os principais usuários do sistema que será desenvolvido, </text:span><text:span text:style-name="T104">visando entendê-los a fim de projetar </text:span><text:span text:style-name="T106">um</text:span><text:span text:style-name="T104"> sistema </text:span><text:span text:style-name="T106">funcional para atender às suas necessidades </text:span><text:span text:style-name="T104">da melhor forma possível.</text:span></text:p>
      <text:p text:style-name="P29"><text:tab/>Para essa etapa, foram realizadas <text:span text:style-name="T100">pesquisas </text:span><text:span text:style-name="T115">de</text:span><text:span text:style-name="T100"> mercado</text:span>, além de dinâmicas <text:span text:style-name="T103">de brainstorming para</text:span> <text:span text:style-name="T103">a</text:span> criação <text:span text:style-name="T100">de personas e </text:span><text:span text:style-name="T104">seus respectivos</text:span><text:span text:style-name="T100"> </text:span>cenários. <text:span text:style-name="T101">A partir disto, foram definidos os</text:span> usuários, <text:span text:style-name="T101">que são os clientes que participarão em sorteios, </text:span>e os stakeholders, que são os<text:span text:style-name="T101"> organizadores dos sorteios</text:span>.</text:p>
      <text:p text:style-name="P29"><text:tab/><text:span text:style-name="T102">Em seguida</text:span>, foram feitos mapas de empatia <text:span text:style-name="T102">a fim de revelar as</text:span> dores e desejos intrínsecos d<text:span text:style-name="T116">os</text:span> usuários <text:span text:style-name="T107">representados por essas personas</text:span>. A seguir, encontram-se o<text:span text:style-name="T107">s</text:span> resultado<text:span text:style-name="T107">s</text:span> d<text:span text:style-name="T107">o</text:span>s trabalhos realizados:</text:p>
      <text:p text:style-name="P42"><text:span text:style-name="T114">Persona</text:span> <text:span text:style-name="T113">1</text:span></text:p>
      <text:p text:style-name="P30">Nome: <text:span text:style-name="T153">Carlos Aguiar</text:span>;</text:p>
      <text:p text:style-name="P6"><text:span text:style-name="T23">Frase de Impacto: </text:span><text:span text:style-name="T24">Apostar não </text:span><text:span text:style-name="T25">é</text:span><text:span text:style-name="T24"> contar com a sorte</text:span><text:span text:style-name="T23">;</text:span></text:p>
      <text:p text:style-name="P34">[<text:span text:style-name="T214">Imagem representante_comercial</text:span>]</text:p>
      <text:p text:style-name="P42">Fatores demográficos</text:p>
      <text:p text:style-name="P32">Estado Civil: Solteiro;</text:p>
      <text:p text:style-name="P12">Idade: <text:span text:style-name="T195">29</text:span> anos;</text:p>
      <text:p text:style-name="P13">Profissão: <text:span text:style-name="T2">Representante Comercial</text:span><text:span text:style-name="T59">, </text:span>Autônomo;</text:p>
      <text:p text:style-name="P13"><text:span text:style-name="T111">Renda Mensal</text:span><text:span text:style-name="T61">: </text:span><text:span text:style-name="T21">R$ 4.625,</text:span><text:span text:style-name="T22">00</text:span><text:span text:style-name="T21">;</text:span></text:p>
      <text:p text:style-name="P43">Comportamentos</text:p>
      <text:p text:style-name="P12"><text:span text:style-name="T108">A</text:span>dora jogar na loteria e sempre sonhou em ganhar o prêmio principal. <text:span text:style-name="T110">Faz</text:span> diferentes jogos <text:span text:style-name="T112">toda semana</text:span>, mas tem dificuldades em acompanhar todos os sorteios, e não tem tempo de conferir todos os resultados.</text:p>
      <text:p text:style-name="P64">Frustrações</text:p>
      <text:p text:style-name="P12"><text:span text:style-name="T109">S</text:span>e <text:span text:style-name="T110">se</text:span>nte frustrado quando perde em um sorteio, p<text:span text:style-name="T110">ensa</text:span> que poderia ter escolhido números que ter<text:span text:style-name="T110">iam</text:span> feito a diferença. <text:span text:style-name="T109">A</text:span>cha cansativo ter que ir até a casa lotérica para conferir o resultado de cada jogo.</text:p>
      <text:p text:style-name="P67">Necessidades</text:p>
      <text:p text:style-name="P14"><text:span text:style-name="T110">Quer</text:span> uma maneira fácil e rápida de acompanhar os resultados dos jogos e ser notificado quando ganhar algum prêmio. <text:span text:style-name="T112">G</text:span>ostaria de receber sugestões de números para jogar com base em estatísticas e resultados anteriores.</text:p>
      <text:p text:style-name="P70"><text:soft-page-break/>Mapa de Empatia:</text:p>
      <text:p text:style-name="P15"><text:span text:style-name="Strong_20_Emphasis"><text:span text:style-name="T144">Com quem estamos sendo empáticos</text:span></text:span><text:span text:style-name="Strong_20_Emphasis">?</text:span></text:p>
      <text:list xml:id="list2035085936" text:style-name="L5">
        <text:list-item>
          <text:p text:style-name="P122"><text:span text:style-name="Strong_20_Emphasis"><text:span text:style-name="T122">Apostadores de sorteios de jogos de loteria.</text:span></text:span></text:p>
        </text:list-item>
      </text:list>
      <text:p text:style-name="P15"><text:span text:style-name="Strong_20_Emphasis"><text:span text:style-name="T155">O q</text:span></text:span><text:span text:style-name="Strong_20_Emphasis"><text:span text:style-name="T144">ue el</text:span></text:span><text:span text:style-name="Strong_20_Emphasis"><text:span text:style-name="T146">e</text:span></text:span><text:span text:style-name="Strong_20_Emphasis"><text:span text:style-name="T144"> precisa fazer</text:span></text:span><text:span text:style-name="Strong_20_Emphasis">?</text:span></text:p>
      <text:list xml:id="list203456065963648" text:continue-numbering="true" text:style-name="L5">
        <text:list-item>
          <text:p text:style-name="P94"><text:span text:style-name="Strong_20_Emphasis"><text:span text:style-name="T128">Participar em sorteios;</text:span></text:span></text:p>
        </text:list-item>
        <text:list-item>
          <text:p text:style-name="P94"><text:span text:style-name="Strong_20_Emphasis"><text:span text:style-name="T128">Escolher jogos e números para apostar</text:span></text:span><text:span text:style-name="Strong_20_Emphasis"><text:span text:style-name="T127">;</text:span></text:span></text:p>
        </text:list-item>
        <text:list-item>
          <text:p text:style-name="P94"><text:span text:style-name="Strong_20_Emphasis"><text:span text:style-name="T128">Definir valores </text:span></text:span><text:span text:style-name="Strong_20_Emphasis"><text:span text:style-name="T129">apostados</text:span></text:span><text:span text:style-name="Strong_20_Emphasis"><text:span text:style-name="T128">;</text:span></text:span></text:p>
        </text:list-item>
        <text:list-item>
          <text:p text:style-name="P94"><text:span text:style-name="Strong_20_Emphasis"><text:span text:style-name="T128">Guardar números das apostas;</text:span></text:span></text:p>
        </text:list-item>
        <text:list-item>
          <text:p text:style-name="P94"><text:span text:style-name="Strong_20_Emphasis"><text:span text:style-name="T128">Ver resultados de sorteios.</text:span></text:span></text:p>
        </text:list-item>
      </text:list>
      <text:p text:style-name="P12"><text:span text:style-name="Strong_20_Emphasis">O que </text:span><text:span text:style-name="Strong_20_Emphasis"><text:span text:style-name="T188">ele </text:span></text:span><text:span text:style-name="Strong_20_Emphasis">vê?</text:span></text:p>
      <text:list text:style-name="L6">
        <text:list-item>
          <text:p text:style-name="P100"><text:span text:style-name="T156">V</text:span>ê anúncios de loteria em jornais, televisão e online;</text:p>
        </text:list-item>
        <text:list-item>
          <text:p text:style-name="P100"><text:span text:style-name="T156">V</text:span>ê amigos e familiares jogando na loteria e conversando sobre seus resultados;</text:p>
        </text:list-item>
        <text:list-item>
          <text:p text:style-name="P100"><text:span text:style-name="T156">Vê</text:span> <text:span text:style-name="T156">histórias </text:span><text:span text:style-name="T157">sobre</text:span><text:span text:style-name="T156"> </text:span>outras pessoas ganhando grandes prêmios.</text:p>
        </text:list-item>
      </text:list>
      <text:p text:style-name="P12"><text:span text:style-name="Strong_20_Emphasis">O que </text:span><text:span text:style-name="Strong_20_Emphasis"><text:span text:style-name="T188">ele </text:span></text:span><text:span text:style-name="Strong_20_Emphasis">ouve?</text:span></text:p>
      <text:list text:style-name="L7">
        <text:list-item>
          <text:p text:style-name="P101"><text:span text:style-name="T156">O</text:span>uve notícias sobre os sorteios na rádio e na televisão;</text:p>
        </text:list-item>
        <text:list-item>
          <text:p text:style-name="P101"><text:span text:style-name="T156">O</text:span>uve conversas de amigos e familiares sobre seus próprios jogos e resultados;</text:p>
        </text:list-item>
        <text:list-item>
          <text:p text:style-name="P101"><text:span text:style-name="T156">O</text:span>uve dicas e conselhos sobre como escolher números de sorte.</text:p>
        </text:list-item>
      </text:list>
      <text:p text:style-name="P12"><text:span text:style-name="Strong_20_Emphasis">O que </text:span><text:span text:style-name="Strong_20_Emphasis"><text:span text:style-name="T188">ele</text:span></text:span><text:span text:style-name="Strong_20_Emphasis"> fala?</text:span></text:p>
      <text:list xml:id="list1398669060" text:style-name="L8">
        <text:list-item>
          <text:p text:style-name="P102"><text:span text:style-name="T156">F</text:span>ala sobre seus próprios jogos e resultados;</text:p>
        </text:list-item>
        <text:list-item>
          <text:p text:style-name="P102"><text:span text:style-name="T156">C</text:span>onversar sobre estratégias e dicas para aumentar as chances de ganhar.</text:p>
        </text:list-item>
      </text:list>
      <text:p text:style-name="P75">O que ele faz?</text:p>
      <text:list xml:id="list203455109441951" text:continue-numbering="true" text:style-name="L8">
        <text:list-item>
          <text:p text:style-name="P103"><text:span text:style-name="T157">Co</text:span>mpra bilhetes de loteria regularmente;</text:p>
        </text:list-item>
        <text:list-item>
          <text:p text:style-name="P126">Guarda comprovantes destes bilhetes para resgatar os prêmios que ganhar;</text:p>
        </text:list-item>
        <text:list-item>
          <text:p text:style-name="P103"><text:span text:style-name="T157">A</text:span>companha os resultados de seus jogos <text:span text:style-name="T157">pela TV </text:span><text:span text:style-name="T158">e pelo celular</text:span>.</text:p>
        </text:list-item>
      </text:list>
      <text:p text:style-name="P12"><text:span text:style-name="Strong_20_Emphasis">Quais são as suas dores?</text:span></text:p>
      <text:list text:style-name="L9">
        <text:list-item>
          <text:p text:style-name="P104"><text:span text:style-name="T158">F</text:span>ica frustrado quando não consegue encontrar informações atualizadas sobre os sorteios ou quando tem dificuldades para conferir seus bilhetes;</text:p>
        </text:list-item>
        <text:list-item>
          <text:p text:style-name="P104"><text:span text:style-name="T158">F</text:span>ica desanimado quando não ganha em um jogo em que investiu muito dinheiro.</text:p>
        </text:list-item>
      </text:list>
      <text:p text:style-name="P12"><text:span text:style-name="Strong_20_Emphasis">Quais são seus </text:span><text:span text:style-name="Strong_20_Emphasis"><text:span text:style-name="T158">desejos</text:span></text:span><text:span text:style-name="Strong_20_Emphasis">?</text:span></text:p>
      <text:list text:style-name="L10">
        <text:list-item>
          <text:p text:style-name="P105"><text:span text:style-name="T158">Deseja sentir que a</text:span> loteria é <text:span text:style-name="T158">mais que</text:span> uma forma de diversão e entretenimento;</text:p>
        </text:list-item>
        <text:list-item>
          <text:p text:style-name="P105"><text:span text:style-name="T158">Deseja </text:span>de ganhar <text:span text:style-name="T158">o grande prêmio</text:span> e ficar rico;</text:p>
        </text:list-item>
        <text:list-item>
          <text:p text:style-name="P127">Quer uma forma simple<text:span text:style-name="T204">s</text:span> e fácil de organizar seus jogos.</text:p>
        </text:list-item>
      </text:list>
      <text:p text:style-name="P17"><text:soft-page-break/><text:span text:style-name="T120">Cenário:</text:span><text:span text:style-name="T118"> </text:span><text:span text:style-name="T26">Carlos Aguiar</text:span> é um jogador de loteria ávido, <text:span text:style-name="T117">que</text:span> <text:span text:style-name="T117">todos os fins de semana vai at</text:span><text:span text:style-name="T154">e</text:span><text:span text:style-name="T117"> a </text:span><text:span text:style-name="T121">casa </text:span><text:span text:style-name="T117">lotérica perto de s</text:span><text:span text:style-name="T154">eu apartamento</text:span><text:span text:style-name="T117"> para</text:span> joga<text:span text:style-name="T117">r</text:span> em diferentes jogos. <text:span text:style-name="T121">Ele </text:span><text:span text:style-name="T152">gosta de</text:span><text:span text:style-name="T121"> faz</text:span><text:span text:style-name="T152">er</text:span><text:span text:style-name="T121"> isso seguindo</text:span> um processo específico que envolve <text:span text:style-name="T121">alguns</text:span> passos. <text:span text:style-name="T121">Antes de ir, ele</text:span> escolhe <text:span text:style-name="T121">os jogos em que ira participar e os</text:span> núm<text:span text:style-name="T148">eros </text:span><text:span text:style-name="T149">em que ira apostar e os </text:span><text:span text:style-name="T148">registra os números em um papel </text:span><text:span text:style-name="T149">ou aplicativo </text:span><text:span text:style-name="T121">de celular</text:span>. <text:span text:style-name="T121">Cegando la</text:span><text:span text:style-name="T149">, </text:span><text:span text:style-name="T35">Carlos</text:span><text:span text:style-name="T67"> </text:span><text:span text:style-name="T37">preenche o bilhete </text:span><text:span text:style-name="T38">de cada jogo</text:span><text:span text:style-name="T37"> </text:span><text:span text:style-name="T38">com os números</text:span><text:span text:style-name="T67">,</text:span><text:span text:style-name="T68"> </text:span><text:span text:style-name="T149">define o valor da aposta que fara em cada jogo </text:span><text:span text:style-name="T150">e re</text:span><text:span text:style-name="T151">a</text:span><text:span text:style-name="T150">liza o seu pagamento</text:span><text:span text:style-name="T148"> utilizando um cartão de crédi</text:span>t<text:span text:style-name="T148">o ou débito.</text:span><text:span text:style-name="T67"> </text:span><text:span text:style-name="T37">Depois de pagar </text:span><text:span text:style-name="T39">pela</text:span><text:span text:style-name="T37"> aposta, a casa lotérica </text:span><text:span text:style-name="T38">entregará</text:span><text:span text:style-name="T37"> um comprovante </text:span><text:span text:style-name="T39">que</text:span><text:span text:style-name="T37"> </text:span><text:span text:style-name="T35">Carlos</text:span><text:span text:style-name="T37"> guard</text:span><text:span text:style-name="T38">a</text:span><text:span text:style-name="T37"> em um lugar seguro, pois</text:span><text:span text:style-name="T38"> </text:span><text:span text:style-name="T39">este servir</text:span><text:span text:style-name="T40">á</text:span><text:span text:style-name="T39"> como</text:span><text:span text:style-name="T37"> prova de que fez a aposta </text:span><text:span text:style-name="T38">e </text:span><text:span text:style-name="T37">precisará apresentá-lo para reivindica</text:span><text:span text:style-name="T39">r seu prêmio, se ganhar</text:span><text:span text:style-name="T37">.</text:span></text:p>
      <text:p text:style-name="P44"><text:span text:style-name="T114">Persona</text:span> <text:span text:style-name="T159">2</text:span></text:p>
      <text:p text:style-name="P7"><text:span text:style-name="T25">Nome: </text:span><text:span text:style-name="T2">Andréa</text:span> <text:span text:style-name="T185">Martins</text:span><text:span text:style-name="T25">;</text:span></text:p>
      <text:p text:style-name="P9"><text:span text:style-name="T23">Frase de Impacto:</text:span><text:span text:style-name="T27"> </text:span><text:span text:style-name="T28">Com </text:span><text:span text:style-name="T27">dedicação e comprometimento, </text:span><text:span text:style-name="T28">a j</text:span><text:span text:style-name="T27">ustiça nos sorteios </text:span><text:span text:style-name="T28">pode ser</text:span><text:span text:style-name="T27"> garantida</text:span><text:span text:style-name="T23">;</text:span></text:p>
      <text:p text:style-name="P119">[<text:span text:style-name="T214">Imagem organizadora_de_sorteios</text:span>]</text:p>
      <text:p text:style-name="P44">Fatores demográficos</text:p>
      <text:p text:style-name="P33">Estado Civil: <text:span text:style-name="T185">Casada</text:span>;</text:p>
      <text:p text:style-name="P16">Idade: <text:span text:style-name="T185">38 anos</text:span>;</text:p>
      <text:p text:style-name="P8">Profissão: <text:span text:style-name="T2">Organizadora de Sorteios de Loteria</text:span>;</text:p>
      <text:p text:style-name="P18"><text:span text:style-name="T111">Renda Mensal</text:span><text:span text:style-name="T61">: </text:span><text:span text:style-name="T62">Valor definido em Comiss</text:span><text:span text:style-name="T64">ão</text:span><text:span text:style-name="T36">.</text:span></text:p>
      <text:p text:style-name="P45">Comportamentos</text:p>
      <text:p text:style-name="P82"><text:span text:style-name="T49">É muito focada e concentrada quando está trabalhando. Ela é muito paciente e sabe como lidar com as pressões </text:span><text:span text:style-name="T50">que acompanham seu trabalho,</text:span><text:span text:style-name="T49"> </text:span><text:span text:style-name="T51">a</text:span><text:span text:style-name="T49">lém disso, ela é muito atenta aos detalhes e não deixa nada passar despercebido. </text:span><text:span text:style-name="T51">Todos os dias busca em canais de notícias informações sobre novas legislações que podem impac</text:span><text:span text:style-name="T54">t</text:span><text:span text:style-name="T51">ar seu trabalho.</text:span></text:p>
      <text:p text:style-name="P65">Frustrações</text:p>
      <text:p text:style-name="P83"><text:span text:style-name="T50">Sua</text:span><text:span text:style-name="T49"> principal frustração é a desconfiança que algumas pessoas têm em relação aos sorteios de loteria. </text:span><text:span text:style-name="T50">T</text:span><text:span text:style-name="T52">a</text:span><text:span text:style-name="T49">mbém ficar frustrada quando as coisas não saem como o planejado </text:span><text:span text:style-name="T50">e ela precisa</text:span><text:span text:style-name="T49"> encontrar soluções </text:span><text:span text:style-name="T50">de forma rápida </text:span><text:span text:style-name="T49">para os problemas que surgem. </text:span><text:span text:style-name="T52">Acha difícil e exaustivo lidar com os desafios de sorteios de grande escala.</text:span></text:p>
      <text:p text:style-name="P68">Necessidades</text:p>
      <text:p text:style-name="P84"><text:span text:style-name="T52">Quer </text:span><text:span text:style-name="T49">garantir que todos os sorteios de loteria sejam realizados de forma justa e transparente. </text:span><text:span text:style-name="T52">D</text:span><text:span text:style-name="T49">eseja manter uma boa reputação no mercado, proporcionando um excelente serviço aos seus clientes.</text:span> <text:span text:style-name="T186">Tamb</text:span><text:span text:style-name="T52">é</text:span><text:span text:style-name="T186">m gostaria de poder criar sorteios uma forma mais pratica e simples, sem tanta burocracia.</text:span></text:p>
      <text:p text:style-name="P71"/>
      <text:p text:style-name="P71"/>
      <text:p text:style-name="P71"><text:soft-page-break/>Mapa de Empatia:</text:p>
      <text:p text:style-name="P16"><text:span text:style-name="Strong_20_Emphasis"><text:span text:style-name="T144">Com quem estamos sendo empáticos</text:span></text:span><text:span text:style-name="Strong_20_Emphasis">?</text:span></text:p>
      <text:list xml:id="list203456047545437" text:continue-list="list203456065963648" text:style-name="L5">
        <text:list-item>
          <text:p text:style-name="P123"><text:span text:style-name="Strong_20_Emphasis"><text:span text:style-name="T123">Organizador</text:span></text:span><text:span text:style-name="Strong_20_Emphasis"><text:span text:style-name="T124">es</text:span></text:span><text:span text:style-name="Strong_20_Emphasis"><text:span text:style-name="T122"> de sorteios de loteria.</text:span></text:span></text:p>
        </text:list-item>
      </text:list>
      <text:p text:style-name="P16"><text:span text:style-name="Strong_20_Emphasis"><text:span text:style-name="T155">O q</text:span></text:span><text:span text:style-name="Strong_20_Emphasis"><text:span text:style-name="T144">ue ela precisa fazer</text:span></text:span><text:span text:style-name="Strong_20_Emphasis">?</text:span></text:p>
      <text:list xml:id="list203455409621691" text:continue-numbering="true" text:style-name="L5">
        <text:list-item>
          <text:p text:style-name="P95"><text:span text:style-name="Strong_20_Emphasis"><text:span text:style-name="T129">Criar, organizar e executar</text:span></text:span><text:span text:style-name="Strong_20_Emphasis"><text:span text:style-name="T128"> sorteios;</text:span></text:span></text:p>
        </text:list-item>
        <text:list-item>
          <text:p text:style-name="P96"><text:span text:style-name="Strong_20_Emphasis"><text:span text:style-name="T29">Busca</text:span></text:span><text:span text:style-name="Strong_20_Emphasis"><text:span text:style-name="T30">r</text:span></text:span><text:span text:style-name="Strong_20_Emphasis"><text:span text:style-name="T29"> </text:span></text:span><text:span text:style-name="Strong_20_Emphasis"><text:span text:style-name="T31">i</text:span></text:span><text:span text:style-name="Strong_20_Emphasis"><text:span text:style-name="T29">nformações sobre as leis e regulamentações;</text:span></text:span></text:p>
        </text:list-item>
        <text:list-item>
          <text:p text:style-name="P95"><text:span text:style-name="Strong_20_Emphasis"><text:span text:style-name="T129">Definir</text:span></text:span><text:span text:style-name="Strong_20_Emphasis"><text:span text:style-name="T128"> </text:span></text:span><text:span text:style-name="Strong_20_Emphasis"><text:span text:style-name="T129">regras do sorteio</text:span></text:span><text:span text:style-name="Strong_20_Emphasis"><text:span text:style-name="T127">;</text:span></text:span></text:p>
        </text:list-item>
        <text:list-item>
          <text:p text:style-name="P97"><text:span text:style-name="Strong_20_Emphasis"><text:span text:style-name="T130">Garantir a </text:span></text:span><text:span text:style-name="Strong_20_Emphasis"><text:span text:style-name="T142">i</text:span></text:span><text:span text:style-name="Strong_20_Emphasis"><text:span text:style-name="T130">ntegridade do sorteio;</text:span></text:span></text:p>
        </text:list-item>
        <text:list-item>
          <text:p text:style-name="P98"><text:span text:style-name="Strong_20_Emphasis"><text:span text:style-name="T129">Executar o sorteio e entregar os prêmios.</text:span></text:span></text:p>
        </text:list-item>
      </text:list>
      <text:p text:style-name="P16"><text:span text:style-name="Strong_20_Emphasis">O que </text:span><text:span text:style-name="Strong_20_Emphasis"><text:span text:style-name="T189">ela </text:span></text:span><text:span text:style-name="Strong_20_Emphasis">vê?</text:span></text:p>
      <text:list text:style-name="L11">
        <text:list-item>
          <text:p text:style-name="P106"><text:span text:style-name="T187">Notícias e informa</text:span><text:span text:style-name="T12">ções</text:span><text:span text:style-name="T187"> sobre r</text:span><text:span text:style-name="T2">egulamentações e leis para a realização de sorteios de loteria;</text:span></text:p>
        </text:list-item>
        <text:list-item>
          <text:p text:style-name="P106"><text:span text:style-name="T187">Um aumento na demanda por </text:span>sorteios <text:span text:style-name="T187">confiáveis e</text:span> <text:span text:style-name="T187">de qualidade.</text:span></text:p>
        </text:list-item>
      </text:list>
      <text:p text:style-name="P16"><text:span text:style-name="Strong_20_Emphasis">O que </text:span><text:span text:style-name="Strong_20_Emphasis"><text:span text:style-name="T189">ela </text:span></text:span><text:span text:style-name="Strong_20_Emphasis">ouve?</text:span></text:p>
      <text:list text:style-name="L13">
        <text:list-item>
          <text:p text:style-name="P108">Opiniões e críticas em relação aos sorteios de loteria;</text:p>
        </text:list-item>
        <text:list-item text:style-override="L12">
          <text:p text:style-name="P107"><text:span text:style-name="T187">Os benefícios de implementar novas ferramentas da tecnologia no processo de organizar e executar sorteios</text:span>.</text:p>
        </text:list-item>
      </text:list>
      <text:p text:style-name="P16"><text:span text:style-name="Strong_20_Emphasis">O que </text:span><text:span text:style-name="Strong_20_Emphasis"><text:span text:style-name="T189">ela </text:span></text:span><text:span text:style-name="Strong_20_Emphasis">fala?</text:span></text:p>
      <text:list xml:id="list2054088977" text:style-name="L14">
        <text:list-item>
          <text:p text:style-name="P118">Fala sobre a importância da transparência e da justiça nos sorteios;</text:p>
        </text:list-item>
        <text:list-item>
          <text:p text:style-name="P109"><text:span text:style-name="T156">C</text:span>onversar sobre estratégias para aumentar <text:span text:style-name="T189">vendas</text:span>.</text:p>
        </text:list-item>
      </text:list>
      <text:p text:style-name="P76">O que el<text:span text:style-name="T189">a</text:span> faz?</text:p>
      <text:list xml:id="list203455484274464" text:continue-numbering="true" text:style-name="L14">
        <text:list-item>
          <text:p text:style-name="P118">Busca constantemente atualizações sobre as leis e regulamentações relacionadas a sorteios de loteria;</text:p>
        </text:list-item>
        <text:list-item>
          <text:p text:style-name="P129"><text:span text:style-name="T53">Faz uso de di</text:span><text:span text:style-name="T55">versas</text:span><text:span text:style-name="T53"> </text:span><text:span text:style-name="T49">ferramentas tecnológicas para aprimorar o serviço prestado;</text:span></text:p>
        </text:list-item>
        <text:list-item>
          <text:p text:style-name="P110"><text:span text:style-name="T190">Tent</text:span><text:span text:style-name="T207">a</text:span><text:span text:style-name="T189"> r</text:span><text:span text:style-name="T13">ealizar sorteios com precisão e integridade.</text:span></text:p>
        </text:list-item>
      </text:list>
      <text:p text:style-name="P16"><text:span text:style-name="Strong_20_Emphasis">Quais são as suas dores?</text:span></text:p>
      <text:list text:style-name="L15">
        <text:list-item>
          <text:p text:style-name="P111"><text:span text:style-name="T191">Sente-se f</text:span>rustra<text:span text:style-name="T191">da</text:span> com a desconfiança <text:span text:style-name="T191">do </text:span>publico<text:span text:style-name="T191"> </text:span>em relação aos sorteios de loteria;</text:p>
        </text:list-item>
        <text:list-item text:style-override="L16">
          <text:p text:style-name="P133">Acha <text:span text:style-name="T204">muito</text:span> complicado <text:span text:style-name="T204">o</text:span>rganizar sorteios de loteria no Bra<text:span text:style-name="T205">s</text:span>il.</text:p>
        </text:list-item>
      </text:list>
      <text:p text:style-name="P16"><text:span text:style-name="Strong_20_Emphasis">Quais são seus </text:span><text:span text:style-name="Strong_20_Emphasis"><text:span text:style-name="T158">desejos</text:span></text:span><text:span text:style-name="Strong_20_Emphasis">?</text:span></text:p>
      <text:list text:style-name="L17">
        <text:list-item>
          <text:p text:style-name="P112"><text:span text:style-name="T191">Busca a s</text:span>atisfação <text:span text:style-name="T208">de seus clientes através do</text:span> sucesso de seus sorteios;</text:p>
        </text:list-item>
        <text:list-item>
          <text:p text:style-name="P128">Quer <text:span text:style-name="T191">organizar sorteios</text:span> <text:span text:style-name="T191">de</text:span> forma <text:span text:style-name="T191">centralizada, em uma única ferramenta.</text:span></text:p>
        </text:list-item>
      </text:list>
      <text:p text:style-name="P57"/>
      <text:p text:style-name="P19"><text:soft-page-break/><text:span text:style-name="T120">Cenário:</text:span><text:span text:style-name="T145"> </text:span>Andréa está se preparando para organizar um grande sorteio de loteria <text:span text:style-name="T194">para o</text:span> centro de convenções da cidade <text:span text:style-name="T191">e sabe que terá que</text:span> trabalha<text:span text:style-name="T191">r</text:span> duro para garantir que tudo seja realizado de forma justa e transparente. <text:span text:style-name="T138">Para </text:span><text:span text:style-name="T139">iniciar um sorteio </text:span><text:span text:style-name="T138">el</text:span><text:span text:style-name="T141">a</text:span><text:span text:style-name="T138"> precisa</text:span><text:span text:style-name="T141">rá</text:span><text:span text:style-name="T138"> informar através de um formulário a quantidade de números sorteados, o intervalo de números sorteáveis, a quantidade de sorteios a serem feitos, </text:span><text:span text:style-name="T140">o preço do bilhete,</text:span><text:span text:style-name="T138"> o </text:span><text:span text:style-name="T140">valor</text:span><text:span text:style-name="T138"> do prêmio distribuído para estes sorteios entre outras coisas.</text:span> <text:span text:style-name="T191">O</text:span> sorteio envolverá um prêmio bastante alto <text:span text:style-name="T191">e, por isso, tera que definir </text:span><text:span text:style-name="T192">o preço ideal para </text:span><text:span text:style-name="T193">a compra</text:span><text:span text:style-name="T192"> </text:span><text:span text:style-name="T193">dos bilhetes de forma a</text:span><text:span text:style-name="T192"> </text:span><text:span text:style-name="T204">o</text:span><text:span text:style-name="T192">bter o lucro desejado</text:span>. Além disso, ela sabe que muitas pessoas são céticas em relação aos sorteios de loteria e <text:span text:style-name="T208">temem que hajam</text:span> fraude<text:span text:style-name="T208">s</text:span> envolvida<text:span text:style-name="T208">s</text:span>. Andréa <text:span text:style-name="T192">tem de</text:span> revisa<text:span text:style-name="T192">r</text:span> todos os detalhes <text:span text:style-name="T192">para</text:span> garantindo que todas as regras e regulamentações sejam seguidas. Ela sabe que o <text:span text:style-name="T194">que</text:span> está em jogo e que um único erro pode afetar negativamente todo o seu trabalho.</text:p>
      <text:p text:style-name="P39"/>
      <text:p text:style-name="P46"><text:span text:style-name="T114">Persona</text:span> <text:span text:style-name="T161">3</text:span></text:p>
      <text:p text:style-name="P31">Nome: <text:span text:style-name="T201">Luiz Felipe de Souza</text:span>;</text:p>
      <text:p text:style-name="P36">Frase de Impacto: <text:span text:style-name="T209">Não devemos deixar </text:span><text:span text:style-name="T215">que os</text:span><text:span text:style-name="T209"> infortúnios da vida nos impedirem de alcançar nossos objetivos</text:span>;</text:p>
      <text:p text:style-name="P35">[Foto]</text:p>
      <text:p text:style-name="P46">Fatores demográficos</text:p>
      <text:p text:style-name="P10"><text:span text:style-name="T32">Estado Civil: </text:span><text:span text:style-name="T33">Vi</text:span><text:span text:style-name="T2">ú</text:span><text:span text:style-name="T33">vo, sem filhos</text:span><text:span text:style-name="T32">;</text:span></text:p>
      <text:p text:style-name="P20">Idade: <text:span text:style-name="T201">6</text:span><text:span text:style-name="T206">5</text:span>;</text:p>
      <text:p text:style-name="P20">Profissão: <text:span text:style-name="T201">Contador</text:span>, <text:span text:style-name="T202">a</text:span><text:span text:style-name="T201">posentado</text:span>;</text:p>
      <text:p text:style-name="P20"><text:span text:style-name="T111">Renda Mensal</text:span><text:span text:style-name="T61">: </text:span><text:span text:style-name="T63">R$ 2.365,00</text:span><text:span text:style-name="T34">.</text:span></text:p>
      <text:p text:style-name="P47">Comportamentos</text:p>
      <text:p text:style-name="P23"><text:span text:style-name="T16">Luiz</text:span><text:span text:style-name="T2"> é </text:span><text:span text:style-name="T19">deficiente </text:span><text:span text:style-name="Strong_20_Emphasis"><text:span text:style-name="T19">monoplégico e se locomove com a ajuda de uma bengala</text:span></text:span><text:span text:style-name="T2">. </text:span><text:span text:style-name="T15">Mora sozinho.</text:span><text:span text:style-name="T59"> </text:span><text:span text:style-name="T15">Geralmente sai acompanhado por um</text:span><text:span text:style-name="T2"> </text:span><text:span text:style-name="T15">atendente especializado em</text:span><text:span text:style-name="T2"> pessoas com deficiência motora. </text:span><text:span text:style-name="T15">É um apaixonado por jogos de loteria.</text:span></text:p>
      <text:p text:style-name="P66">Frustrações</text:p>
      <text:p text:style-name="P21"><text:span text:style-name="T15">Acha exaustivo </text:span><text:span text:style-name="T17">e se cansa rapidamente quando</text:span><text:span text:style-name="T15"> te</text:span><text:span text:style-name="T17">m</text:span><text:span text:style-name="T15"> de sa</text:span><text:span text:style-name="T20">i</text:span><text:span text:style-name="T15">r de casa. </text:span><text:span text:style-name="T17">Não gosta de</text:span><text:span text:style-name="T15"> p</text:span><text:span text:style-name="T2">recisa</text:span><text:span text:style-name="T17">r</text:span><text:span text:style-name="T2"> de </text:span><text:span text:style-name="T14">ajuda </text:span><text:span text:style-name="T17">quando quer passear pela</text:span><text:span text:style-name="T15"> cidade. </text:span><text:span text:style-name="T17">Sente desanimado quando comete erros ao preencher seus bilhetes e precisa refazê-los. </text:span><text:span text:style-name="T18">Acha que não tem uma boa intuição para escolher os números e que esta e a causa de não ter ganhado ainda.</text:span></text:p>
      <text:p text:style-name="P69">Necessidades</text:p>
      <text:p text:style-name="P85">Precisa de uma forma mais fácil de jogar na loteria, sem ter de pedir ajuda para terceiros. Gostaria de poder receber informações sobre jogos e prêmios sem ter que procurar muito na televisão ou na <text:span text:style-name="T216">internet</text:span>. Queria poder mudar suas apostas quando fez algo errado devido a sua dificuldade.</text:p>
      <text:p text:style-name="P72"><text:soft-page-break/>Mapa de Empatia:</text:p>
      <text:p text:style-name="P20"><text:span text:style-name="Strong_20_Emphasis"><text:span text:style-name="T144">Com quem estamos sendo empáticos</text:span></text:span><text:span text:style-name="Strong_20_Emphasis">?</text:span></text:p>
      <text:list xml:id="list203454656634787" text:continue-list="list203455409621691" text:style-name="L5">
        <text:list-item>
          <text:p text:style-name="P124"><text:span text:style-name="Strong_20_Emphasis"><text:span text:style-name="T122">Apostadores de sorteios de jogos de loteria </text:span></text:span><text:span text:style-name="Strong_20_Emphasis"><text:span text:style-name="T125">com deficiência motora</text:span></text:span><text:span text:style-name="Strong_20_Emphasis"><text:span text:style-name="T122">.</text:span></text:span></text:p>
        </text:list-item>
      </text:list>
      <text:p text:style-name="P20"><text:span text:style-name="Strong_20_Emphasis"><text:span text:style-name="T155">O q</text:span></text:span><text:span text:style-name="Strong_20_Emphasis"><text:span text:style-name="T144">ue el</text:span></text:span><text:span text:style-name="Strong_20_Emphasis"><text:span text:style-name="T147">e</text:span></text:span><text:span text:style-name="Strong_20_Emphasis"><text:span text:style-name="T144"> precisa fazer</text:span></text:span><text:span text:style-name="Strong_20_Emphasis">?</text:span></text:p>
      <text:list xml:id="list203455605979798" text:continue-numbering="true" text:style-name="L5">
        <text:list-item>
          <text:p text:style-name="P99"><text:span text:style-name="Strong_20_Emphasis"><text:span text:style-name="T128">Participar em sorteios;</text:span></text:span></text:p>
        </text:list-item>
        <text:list-item>
          <text:p text:style-name="P99"><text:span text:style-name="Strong_20_Emphasis"><text:span text:style-name="T128">Escolher jogos e números para apostar</text:span></text:span><text:span text:style-name="Strong_20_Emphasis"><text:span text:style-name="T127">;</text:span></text:span></text:p>
        </text:list-item>
        <text:list-item>
          <text:p text:style-name="P99"><text:span text:style-name="Strong_20_Emphasis"><text:span text:style-name="T128">Definir valores </text:span></text:span><text:span text:style-name="Strong_20_Emphasis"><text:span text:style-name="T129">apostados</text:span></text:span><text:span text:style-name="Strong_20_Emphasis"><text:span text:style-name="T128">;</text:span></text:span></text:p>
        </text:list-item>
        <text:list-item>
          <text:p text:style-name="P99"><text:span text:style-name="Strong_20_Emphasis"><text:span text:style-name="T128">Guardar números das apostas;</text:span></text:span></text:p>
        </text:list-item>
        <text:list-item>
          <text:p text:style-name="P99"><text:span text:style-name="Strong_20_Emphasis"><text:span text:style-name="T128">Ver resultados de sorteios.</text:span></text:span></text:p>
        </text:list-item>
      </text:list>
      <text:p text:style-name="P20"><text:span text:style-name="Strong_20_Emphasis">O que vê?</text:span></text:p>
      <text:list text:style-name="L18">
        <text:list-item>
          <text:p text:style-name="P134">Anúncios e resultados de sorteios na televisão;</text:p>
        </text:list-item>
        <text:list-item>
          <text:p text:style-name="P134">Pessoas ganhando prêmios em sorteios e como isso mudou suas vidas;</text:p>
        </text:list-item>
        <text:list-item>
          <text:p text:style-name="P130"><text:span text:style-name="T49">Pessoas usando aplicativos de apostas de forma rápida e fácil</text:span>.</text:p>
        </text:list-item>
      </text:list>
      <text:p text:style-name="P20"><text:span text:style-name="Strong_20_Emphasis">O que ouve?</text:span></text:p>
      <text:list text:style-name="L19">
        <text:list-item>
          <text:p text:style-name="P135">Que jogar na loteria é <text:span text:style-name="T210">desperdício de dinheiro</text:span>;</text:p>
        </text:list-item>
        <text:list-item>
          <text:p text:style-name="P135">Pessoas <text:span text:style-name="T210">em seu estado</text:span> deveriam evitar sair de casa desacompanhadas.</text:p>
        </text:list-item>
      </text:list>
      <text:p text:style-name="P20"><text:span text:style-name="Strong_20_Emphasis">O que fala e f</text:span><text:span text:style-name="Strong_20_Emphasis"><text:span text:style-name="T156">ala</text:span></text:span><text:span text:style-name="Strong_20_Emphasis">?</text:span></text:p>
      <text:list xml:id="list4252916069" text:style-name="L20">
        <text:list-item>
          <text:p text:style-name="P136">Fala que te<text:span text:style-name="T210">m</text:span> muita sorte, exceto quando se trata de jogos de loteria;</text:p>
        </text:list-item>
        <text:list-item>
          <text:p text:style-name="P137">Fala sobre as dificuldades que tem para participar em jogos de loteria.</text:p>
        </text:list-item>
      </text:list>
      <text:p text:style-name="P77">O que ele faz?</text:p>
      <text:list xml:id="list203454812980582" text:continue-numbering="true" text:style-name="L20">
        <text:list-item>
          <text:p text:style-name="P132"><text:span text:style-name="T58">Faz suas apostas com paciência e cuidado, para ter certeza de que está fazendo</text:span> <text:span text:style-name="T210">tudo certo;</text:span></text:p>
        </text:list-item>
        <text:list-item>
          <text:p text:style-name="P120">Procura novas formas de aumentar suas chances de ganhar na loteria.</text:p>
        </text:list-item>
      </text:list>
      <text:p text:style-name="P20"><text:span text:style-name="Strong_20_Emphasis">Quais são as suas dores?</text:span></text:p>
      <text:list text:style-name="L21">
        <text:list-item>
          <text:p text:style-name="P113">Frustração por não conseguir usar aplicativos de apostas facilmente;</text:p>
        </text:list-item>
        <text:list-item text:style-override="L22">
          <text:p text:style-name="P138">Ansiedade em relação à sua situação financeira atual.</text:p>
        </text:list-item>
      </text:list>
      <text:p text:style-name="P20"><text:span text:style-name="Strong_20_Emphasis">Quais são seus </text:span><text:span text:style-name="Strong_20_Emphasis"><text:span text:style-name="T158">desejos</text:span></text:span><text:span text:style-name="Strong_20_Emphasis">?</text:span></text:p>
      <text:list text:style-name="L23">
        <text:list-item>
          <text:p text:style-name="P131"><text:span text:style-name="T56">Procura um </text:span><text:span text:style-name="T48">aplicativo de apostas que seja acessível </text:span><text:span text:style-name="T57">e</text:span><text:span text:style-name="T48"> fácil de usar;</text:span></text:p>
        </text:list-item>
        <text:list-item>
          <text:p text:style-name="P121">Confiança em suas escolhas e estratégias de apostas.</text:p>
        </text:list-item>
      </text:list>
      <text:p text:style-name="P125"/>
      <text:p text:style-name="P22"><text:span text:style-name="T120">Cenário:</text:span><text:span text:style-name="T145"> </text:span><text:span text:style-name="T143">Luiz</text:span><text:span text:style-name="T65"> </text:span><text:span text:style-name="T43">acorda empolgado num dia em que se daria início a um novo sorteio da loteria. </text:span><text:span text:style-name="T45">J</text:span><text:span text:style-name="T43">á preparou sua estratégia de apostas e está animado para fazer </text:span><text:span text:style-name="T46">seus</text:span><text:span text:style-name="T43"> jog</text:span><text:span text:style-name="T46">os</text:span><text:span text:style-name="T43">. No entanto, </text:span><text:span text:style-name="T45">sabe</text:span><text:span text:style-name="T43"> que precisará sair de casa para ir </text:span><text:span text:style-name="T45">a</text:span><text:span text:style-name="T43"> lotérica </text:span><text:span text:style-name="T45">mais</text:span><text:span text:style-name="T43"> </text:span><text:span text:style-name="T45">próxima</text:span><text:span text:style-name="T43">, já que não consegue usar direito o aplicativo de apostas online.</text:span><text:span text:style-name="T65"> </text:span><text:span text:style-name="T66">Sente-se</text:span><text:span text:style-name="T43"> um pouco ansioso quando tem que sair de casa, pois sabe que pode ser um desafio para ele. Ele se lembra de suas experiências anteriores que saiu desacompanhado, em que teve dificuldade em locomover pelas vias da cidade, devido a poca ou inexistente disponibilidade de acessos adequados. Felipe enfrenta algumas dificuldades ao sair de casa, mas mantêm a calma, e consegue chegar à lotérica em segurança. Na lotérica, ele se sente um pouco desconfortável ao ver a fila de pessoas esperando para fazer suas apostas, pois tera de esperar bastante mesmo tendo direito ao acesso preferencial. Ele consegue fazer sua aposta com ajud</text:span><text:span text:style-name="T45">a</text:span><text:span text:style-name="T43"> do balconista </text:span><text:span text:style-name="T44">e,</text:span><text:span text:style-name="T43"> sem </text:span><text:span text:style-name="T44">m</text:span><text:span text:style-name="T46">aior dificuldade</text:span><text:span text:style-name="T43">, volta para casa com a sensação de satisfação de ter cumprido sua missão.</text:span></text:p>
      <text:p text:style-name="P58"/>
      <text:p text:style-name="P86"><text:span text:style-name="T160">Síntese de Interven</text:span>çã<text:span text:style-name="T160">o</text:span></text:p>
      <text:p text:style-name="P25"><text:tab/>Tendo tudo isso em mente, nosso projeto visa o<text:span text:style-name="T93">ferecer um sistema </text:span><text:span text:style-name="T96">intuitivo</text:span><text:span text:style-name="T93"> para a criação </text:span><text:span text:style-name="T94">e promoção </text:span><text:span text:style-name="T93">de sorteios personalizáveis, com prêmios e regras definidas pelos próprios usuários, e que permita a compra de bilhetes desses sorteios através moeda única para câmbio com a finalidade de realizar compras de bilhetes e retiradas de prêmios de forma </text:span><text:span text:style-name="T95">fácil,</text:span><text:span text:style-name="T93"> simples </text:span><text:span text:style-name="T94">e o menos burocrática possível.</text:span></text:p>
      <text:p text:style-name="P48"><text:span text:style-name="T42"><text:tab/></text:span><text:span text:style-name="T41">A seguir estão detalhados as regras de negócio e os requisitos do sistema, incluindo os requisitos funcionais e não funcionais.</text:span></text:p>
      <text:p text:style-name="P49"><text:span text:style-name="T47">R</text:span><text:span text:style-name="T119">egras de Negócio</text:span></text:p>
      <text:p text:style-name="P50"><text:span text:style-name="T165">[R</text:span><text:span text:style-name="T166">N</text:span><text:span text:style-name="T165">01] – </text:span><text:span text:style-name="T166">Fornecer um sistema para a criação de sorteios </text:span><text:span text:style-name="T167">personalizados,</text:span><text:span text:style-name="T166"> </text:span><text:span text:style-name="T168">com prêmios e </text:span><text:span text:style-name="T169">preços de bilhetes definidos pelos criadores.</text:span></text:p>
      <text:p text:style-name="P50"><text:span text:style-name="T165">[R</text:span><text:span text:style-name="T166">N</text:span><text:span text:style-name="T165">0</text:span><text:span text:style-name="T170">2</text:span><text:span text:style-name="T165">] – </text:span><text:span text:style-name="T169">O</text:span><text:span text:style-name="T166"> sistema </text:span><text:span text:style-name="T167">deve tornar esses sorteios</text:span><text:span text:style-name="T169"> visível </text:span><text:span text:style-name="T167">e permitir </text:span><text:span text:style-name="T169">a participação </text:span><text:span text:style-name="T167">de</text:span><text:span text:style-name="T169"> todos os usuários </text:span><text:span text:style-name="T167">cadastrados</text:span><text:span text:style-name="T169">.</text:span></text:p>
      <text:p text:style-name="P78"><text:span text:style-name="T131">[RN01] - </text:span><text:span text:style-name="T132">O sistema ira fornecer uma moeda própria </text:span><text:span text:style-name="T133">de valor variável</text:span><text:span text:style-name="T132"> pra câmbio entre deferentes </text:span><text:span text:style-name="T134">moedas</text:span><text:span text:style-name="T132">(</text:span><text:span text:style-name="T133">USD</text:span><text:span text:style-name="T132">, </text:span><text:span text:style-name="T134">EUR</text:span><text:span text:style-name="T132">, </text:span><text:span text:style-name="T135">CNY</text:span><text:span text:style-name="T132">, BR</text:span><text:span text:style-name="T134">L</text:span><text:span text:style-name="T132">, etc).</text:span></text:p>
      <text:p text:style-name="P81"><text:span text:style-name="T131">[RN02] - </text:span><text:span text:style-name="T132">O </text:span><text:span text:style-name="T126">valor d</text:span><text:span text:style-name="T131">a</text:span><text:span text:style-name="T126"> moeda </text:span><text:span text:style-name="T131">do sistema</text:span><text:span text:style-name="T126"> e definido com base nas flutua</text:span><text:span text:style-name="T136">çõ</text:span><text:span text:style-name="T126">es do mercado, </text:span><text:span text:style-name="T131">seguindo uma par</text:span><text:span text:style-name="T137">i</text:span><text:span text:style-name="T131">dade com o Real</text:span><text:span text:style-name="T137">(R$)</text:span><text:span text:style-name="T131"> de 1 para 1</text:span><text:span text:style-name="T126">.</text:span></text:p>
      <text:p text:style-name="P51"><text:span text:style-name="T162">[RN03] - </text:span>As operações de transferência(saque e depósito) entre a moeda própria e as diferentes moedas suportadas pelo sistema devem ser feitas com base nas taxas <text:span text:style-name="T171">mais </text:span><text:span text:style-name="T162">recentes disponíveis.</text:span></text:p>
      <text:p text:style-name="P52"><text:span text:style-name="T162">[RN04] - </text:span><text:span text:style-name="T172">As operações internas</text:span> do sistema <text:span text:style-name="T173">de</text:span> <text:span text:style-name="T172">definição de prêmio do sorteio, definição de preço do bilhete, compra de bilhetes </text:span><text:span text:style-name="T173">e</text:span><text:span text:style-name="T172"> distribuição dos prêmios</text:span> devem<text:span text:style-name="T172"> ser feitas através </text:span>da moeda disponibilizada pelo sistema.</text:p>
      <text:p text:style-name="P52"><text:span text:style-name="T162">[RN05] - </text:span><text:span text:style-name="T172">As operações </text:span><text:span text:style-name="T174">de compra de bilhetes e definição de prêmios de sorteios resultam em um débito imediato no saldo do usuário.</text:span></text:p>
      <text:p text:style-name="P53"><text:span text:style-name="T162">[RN06] - </text:span><text:span text:style-name="T175">Apenas u</text:span>suários <text:span text:style-name="T175">que</text:span> possu<text:span text:style-name="T175">em</text:span> uma conta de tipo <text:span text:style-name="T176">Organizador</text:span> <text:span text:style-name="T175">podem</text:span> criar sorteios.</text:p>
      <text:p text:style-name="P53"><text:span text:style-name="T162">[RN07] - </text:span><text:span text:style-name="T175">Apenas u</text:span>suários <text:span text:style-name="T175">que </text:span>possu<text:span text:style-name="T175">em</text:span> uma conta de tipo <text:span text:style-name="T162">Apostador</text:span> <text:span text:style-name="T175">podem</text:span> participar em sorteios.</text:p>
      <text:p text:style-name="P54"><text:span text:style-name="T162">[RN08] - Todo</text:span> sorteio deve se <text:span text:style-name="T162">der</text:span> baseado em uma da modalidade de sorteio <text:span text:style-name="T162">crida pelo Organizador.</text:span></text:p>
      <text:p text:style-name="P54"><text:span text:style-name="T162">[RN09] - </text:span>A modalidade de sorteio define a quantidade de números sorteados por sorteio, o intervalo de números sorteáveis, o valor do prêmio base, o preço do bilhete, número de sorteios a serem realizados, a data <text:span text:style-name="T177">de</text:span> início do primeiro sorteio <text:span text:style-name="T177">e o tempo de duração para compra de bilhetes, </text:span><text:span text:style-name="T178">estes podendo, mas não obrigado a, ser de tipo Incremental e/ou </text:span><text:span text:style-name="T179">Acumulável</text:span><text:span text:style-name="T177">.</text:span></text:p>
      <text:p text:style-name="P55"><text:soft-page-break/><text:span text:style-name="T162">[RN010] - </text:span>Sorteios definidos como Incremental devem incrementar o valor correspondeste no prêmio da iteração atual quando a quantidade de bilhetes vendidos definidos na Condição for atingida.</text:p>
      <text:p text:style-name="P55"><text:span text:style-name="T162">[RN11] - </text:span>Sorteios definidos como Acumulável e que não premiar nenhum vencedor deve acumular baseado na taxa definida na criação do sorteio.</text:p>
      <text:p text:style-name="P55"><text:span text:style-name="T162">[RN12] - </text:span>O prêmio de sorteios finalizados deve ser distribuído igualmente entre todos os vencedores.</text:p>
      <text:p text:style-name="P56"><text:span text:style-name="T162">[RN13] - </text:span>Notificações devem ser dadas a todos os usuários relacionados a <text:span text:style-name="T180">um</text:span> sorteio finalizado.</text:p>
      <text:p text:style-name="P38"><text:span text:style-name="T162">[RN14] - </text:span>O sistema deve manter registros com as datas de todas as transações <text:span text:style-name="T163">e notifica</text:span><text:span text:style-name="T164">çõ</text:span><text:span text:style-name="T163">es</text:span> feitas.</text:p>
      <text:p text:style-name="P61">Requisitos Funcionais</text:p>
      <text:p text:style-name="P59">[RF01] – Permitir aos usuários do sistema a criação e execução de sorteios personalizáveis(podem ser sorteados mais de uma vez).</text:p>
      <text:p text:style-name="P87">[RF02] – Fornecer a todos os usuários a visualização de sorteios ativos e finalizados.</text:p>
      <text:p text:style-name="P87">[RF03] – Realizar automaticamente sorteios nos períodos definidos.</text:p>
      <text:p text:style-name="P79"><text:span text:style-name="T181">[RF0</text:span><text:span text:style-name="T182">4</text:span><text:span text:style-name="T181">] – Criar uma lista ou relatório com os vencedores para cada sorteio finalizado.</text:span></text:p>
      <text:p text:style-name="P88">[RF05] – Notificar os vencedores de sorteios finalizados.</text:p>
      <text:p text:style-name="P87">[RF06] – Possibilitar ao usuário o preenchimento e compra de bilhetes para um sorteio.</text:p>
      <text:p text:style-name="P87">[RF07] – Mostrar uma visão geral dos bilhetes em sorteios ativos e finalizados.</text:p>
      <text:p text:style-name="P87">[RF08] – Deve permitir a alteração dos números de bilhetes em sorteios ativos.</text:p>
      <text:p text:style-name="P80"><text:span text:style-name="T183">[RF09] – Deve permitir fazer depósitos e saques com uma moeda</text:span><text:span text:style-name="T184"> </text:span><text:span text:style-name="T183">própria em uma conta particular do sistema.</text:span></text:p>
      <text:p text:style-name="P87">[RF10] – Deve fazer um balanço da conta, mostrando o valor em depósito um resumo de todos os bilhetes comprados, sorteios vencidos e de sorteios realizados e seus prêmios.</text:p>
      <text:p text:style-name="P62"><text:span text:style-name="T181">Requisitos não Funcionais</text:span> </text:p>
      <text:p text:style-name="P60">[RNF01] – Sorteios ativos devem ocorrer sem atrasos e nos prazos estipulados.</text:p>
      <text:p text:style-name="P87">[RNF02] – O relatório de vencedores deve ser feito sempre que um sorteio e realizado.</text:p>
      <text:p text:style-name="P87">[RNF03] – Notificações aos vencedores devem ser dadas quando o cliente entra com sua conta e após a geração do relatório.</text:p>
      <text:p text:style-name="P87">[RNF04] – O sistema deve ser fácil de usar <text:span text:style-name="T211">e ter forma de voltar os caminhos, a fim de evitar erros</text:span>.</text:p>
      <text:p text:style-name="P87"><text:soft-page-break/>[RNF05] – O sistema deve ser confiável e proteger informações pessoais dos clientes (vencedores e organizadores dos sorteios).</text:p>
      <text:p text:style-name="P87">[RNF06] – O sistema será codificado na linguagem Java, utilizando-se do paradigma orientado a objeto.</text:p>
      <text:p text:style-name="P41">[RNF07] – O sistema fara uso do MySQL Workbanch para armazenamento dos dad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Nova Rg" svg:font-family="'Proxima Nova Rg', Arial, Helvetica,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3:29:29.993000000</meta:creation-date>
    <dc:date>2023-04-05T20:34:34.638000000</dc:date>
    <meta:editing-duration>PT10H41M11S</meta:editing-duration>
    <meta:editing-cycles>159</meta:editing-cycles>
    <meta:generator>LibreOffice/7.4.3.2$Windows_X86_64 LibreOffice_project/1048a8393ae2eeec98dff31b5c133c5f1d08b890</meta:generator>
    <meta:document-statistic meta:table-count="0" meta:image-count="0" meta:object-count="0" meta:page-count="12" meta:paragraph-count="211" meta:word-count="3256" meta:character-count="20016" meta:non-whitespace-character-count="17009"/>
  </office:meta>
</office:document-meta>
</file>